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KaTeX Main" svg:font-family="'KaTeX Main', 'Times New Roman', serif"/>
    <style:font-face style:name="KaTeX Math" svg:font-family="'KaTeX Math'"/>
    <style:font-face style:name="Nunito" svg:font-family="Nunito,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5.489cm" table:align="left"/>
    </style:style>
    <style:style style:name="Table1.A" style:family="table-column">
      <style:table-column-properties style:column-width="10.474cm"/>
    </style:style>
    <style:style style:name="Table1.B" style:family="table-column">
      <style:table-column-properties style:column-width="5.015cm"/>
    </style:style>
    <style:style style:name="Table1.A1" style:family="table-cell">
      <style:table-cell-properties style:vertical-align="middle" fo:padding="0.049cm" fo:border="none"/>
    </style:style>
    <style:style style:name="Table2" style:family="table">
      <style:table-properties style:width="16.999cm" table:align="left"/>
    </style:style>
    <style:style style:name="Table2.A" style:family="table-column">
      <style:table-column-properties style:column-width="4.449cm"/>
    </style:style>
    <style:style style:name="Table2.B" style:family="table-column">
      <style:table-column-properties style:column-width="3.089cm"/>
    </style:style>
    <style:style style:name="Table2.C" style:family="table-column">
      <style:table-column-properties style:column-width="2.591cm"/>
    </style:style>
    <style:style style:name="Table2.E" style:family="table-column">
      <style:table-column-properties style:column-width="4.279cm"/>
    </style:style>
    <style:style style:name="Table2.A1" style:family="table-cell">
      <style:table-cell-properties style:vertical-align="middle" fo:padding="0.049cm" fo:border="none"/>
    </style:style>
    <style:style style:name="Table3" style:family="table">
      <style:table-properties style:width="16.999cm" table:align="left"/>
    </style:style>
    <style:style style:name="Table3.A" style:family="table-column">
      <style:table-column-properties style:column-width="4.803cm"/>
    </style:style>
    <style:style style:name="Table3.B" style:family="table-column">
      <style:table-column-properties style:column-width="12.196cm"/>
    </style:style>
    <style:style style:name="Table3.A1" style:family="table-cell">
      <style:table-cell-properties style:vertical-align="middle" fo:padding="0.049cm" fo:border="none"/>
    </style:style>
    <style:style style:name="Table4" style:family="table">
      <style:table-properties style:width="16.999cm" table:align="left"/>
    </style:style>
    <style:style style:name="Table4.A" style:family="table-column">
      <style:table-column-properties style:column-width="2.877cm"/>
    </style:style>
    <style:style style:name="Table4.B" style:family="table-column">
      <style:table-column-properties style:column-width="14.122cm"/>
    </style:style>
    <style:style style:name="Table4.A1" style:family="table-cell">
      <style:table-cell-properties style:vertical-align="middle" fo:padding="0.049cm" fo:border="none"/>
    </style:style>
    <style:style style:name="Table5" style:family="table">
      <style:table-properties style:width="16.999cm" table:align="left"/>
    </style:style>
    <style:style style:name="Table5.A" style:family="table-column">
      <style:table-column-properties style:column-width="3.179cm"/>
    </style:style>
    <style:style style:name="Table5.B" style:family="table-column">
      <style:table-column-properties style:column-width="13.82cm"/>
    </style:style>
    <style:style style:name="Table5.A1" style:family="table-cell">
      <style:table-cell-properties style:vertical-align="middle" fo:padding="0.049cm" fo:border="none"/>
    </style:style>
    <style:style style:name="P1" style:family="paragraph" style:parent-style-name="Standard">
      <style:text-properties style:font-name="Calibri" fo:font-size="12pt" style:font-size-asian="12pt" style:font-size-complex="12pt"/>
    </style:style>
    <style:style style:name="P2" style:family="paragraph" style:parent-style-name="Text_20_body">
      <style:text-properties fo:font-size="12pt"/>
    </style:style>
    <style:style style:name="P3" style:family="paragraph" style:parent-style-name="Text_20_body">
      <style:text-properties style:font-name="Calibri" fo:font-size="12pt" style:font-size-asian="12pt" style:font-size-complex="12pt"/>
    </style:style>
    <style:style style:name="P4" style:family="paragraph" style:parent-style-name="Text_20_body">
      <style:paragraph-properties fo:margin-left="0cm" fo:margin-right="0cm" fo:margin-top="0cm" fo:margin-bottom="0.265cm" fo:line-height="200%" fo:text-align="center" style:justify-single-word="false" fo:orphans="2" fo:widows="2" fo:text-indent="0cm" style:auto-text-indent="false" fo:padding="0cm" fo:border="none"/>
      <style:text-properties fo:font-variant="normal" fo:text-transform="none" fo:color="#666666" style:font-name="Calibri" fo:font-size="12pt" fo:letter-spacing="normal" fo:font-style="italic" fo:font-weight="normal" style:font-size-asian="12pt" style:font-size-complex="12pt"/>
    </style:style>
    <style:style style:name="P5"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273239" style:font-name="Calibri" fo:font-size="12pt" fo:letter-spacing="normal" style:font-size-asian="12pt" style:font-size-complex="12pt"/>
    </style:style>
    <style:style style:name="P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fo:orphans="2" fo:widows="2" fo:text-indent="0cm" style:auto-text-indent="false" fo:padding="0cm" fo:border="none" style:writing-mode="lr-tb"/>
      <style:text-properties fo:font-variant="normal" fo:text-transform="none" fo:color="#273239" style:font-name="Calibri"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fo:orphans="2" fo:widows="2" fo:text-indent="0cm" style:auto-text-indent="false" fo:padding="0cm" fo:border="none" style:writing-mode="lr-tb"/>
      <style:text-properties fo:font-variant="normal" fo:text-transform="none" fo:color="#273239" style:font-name="Calibri" fo:font-size="12pt" fo:letter-spacing="normal" style:font-size-asian="12pt" style:font-size-complex="12pt"/>
    </style:style>
    <style:style style:name="P9" style:family="paragraph" style:parent-style-name="Text_20_body">
      <style:paragraph-properties fo:margin-left="0cm" fo:margin-right="0cm" fo:margin-top="0cm" fo:margin-bottom="0cm" fo:orphans="2" fo:widows="2" fo:text-indent="0cm" style:auto-text-indent="false" fo:padding="0cm" fo:border="none" style:writing-mode="lr-tb"/>
    </style:style>
    <style:style style:name="P10" style:family="paragraph" style:parent-style-name="Text_20_body" style:list-style-name="L1">
      <style:paragraph-properties fo:margin-left="0.635cm" fo:margin-right="0cm" fo:margin-top="0cm" fo:margin-bottom="0cm" fo:line-height="158%" fo:text-align="start" style:justify-single-word="false" fo:orphans="2" fo:widows="2" fo:text-indent="0cm" style:auto-text-indent="false" fo:padding="0cm" fo:border="none"/>
    </style:style>
    <style:style style:name="P11" style:family="paragraph" style:parent-style-name="Text_20_body" style:list-style-name="L2">
      <style:paragraph-properties fo:margin-left="0.635cm" fo:margin-right="0cm" fo:margin-top="0cm" fo:margin-bottom="0cm" fo:line-height="158%" fo:text-align="start" style:justify-single-word="false" fo:orphans="2" fo:widows="2" fo:text-indent="0cm" style:auto-text-indent="false" fo:padding="0cm" fo:border="none"/>
    </style:style>
    <style:style style:name="P12" style:family="paragraph" style:parent-style-name="Text_20_body" style:list-style-name="L3">
      <style:paragraph-properties fo:margin-left="0.635cm" fo:margin-right="0cm" fo:margin-top="0cm" fo:margin-bottom="0cm" fo:line-height="158%" fo:text-align="start" style:justify-single-word="false" fo:orphans="2" fo:widows="2" fo:text-indent="0cm" style:auto-text-indent="false" fo:padding="0cm" fo:border="none"/>
    </style:style>
    <style:style style:name="P13" style:family="paragraph" style:parent-style-name="Text_20_body" style:list-style-name="L5">
      <style:paragraph-properties fo:margin-left="0.635cm" fo:margin-right="0cm" fo:margin-top="0cm" fo:margin-bottom="0cm" fo:line-height="158%" fo:text-align="start" style:justify-single-word="false" fo:orphans="2" fo:widows="2" fo:text-indent="0cm" style:auto-text-indent="false" fo:padding="0cm" fo:border="none"/>
    </style:style>
    <style:style style:name="P14" style:family="paragraph" style:parent-style-name="Text_20_body" style:list-style-name="L7">
      <style:paragraph-properties fo:margin-left="0.635cm" fo:margin-right="0cm" fo:margin-top="0cm" fo:margin-bottom="0cm" fo:line-height="158%" fo:text-align="start" style:justify-single-word="false" fo:orphans="2" fo:widows="2" fo:text-indent="0cm" style:auto-text-indent="false" fo:padding="0cm" fo:border="none"/>
    </style:style>
    <style:style style:name="P15" style:family="paragraph" style:parent-style-name="Text_20_body" style:list-style-name="L8">
      <style:paragraph-properties fo:margin-left="0.635cm" fo:margin-right="0cm" fo:margin-top="0cm" fo:margin-bottom="0cm" fo:line-height="158%" fo:text-align="start" style:justify-single-word="false" fo:orphans="2" fo:widows="2" fo:text-indent="0cm" style:auto-text-indent="false" fo:padding="0cm" fo:border="none"/>
    </style:style>
    <style:style style:name="P16" style:family="paragraph" style:parent-style-name="Text_20_body" style:list-style-name="L9">
      <style:paragraph-properties fo:margin-left="0.635cm" fo:margin-right="0cm" fo:margin-top="0cm" fo:margin-bottom="0cm" fo:line-height="158%" fo:text-align="start" style:justify-single-word="false" fo:orphans="2" fo:widows="2" fo:text-indent="0cm" style:auto-text-indent="false" fo:padding="0cm" fo:border="none"/>
    </style:style>
    <style:style style:name="P17" style:family="paragraph" style:parent-style-name="Text_20_body" style:list-style-name="L11">
      <style:paragraph-properties fo:margin-left="0.635cm" fo:margin-right="0cm" fo:margin-top="0cm" fo:margin-bottom="0cm" fo:line-height="158%" fo:text-align="start" style:justify-single-word="false" fo:orphans="2" fo:widows="2" fo:text-indent="0cm" style:auto-text-indent="false" fo:padding="0cm" fo:border="none"/>
    </style:style>
    <style:style style:name="P18" style:family="paragraph" style:parent-style-name="Text_20_body" style:list-style-name="L12">
      <style:paragraph-properties fo:margin-left="0.635cm" fo:margin-right="0cm" fo:margin-top="0cm" fo:margin-bottom="0cm" fo:line-height="158%" fo:text-align="start" style:justify-single-word="false" fo:orphans="2" fo:widows="2" fo:text-indent="0cm" style:auto-text-indent="false" fo:padding="0cm" fo:border="none"/>
    </style:style>
    <style:style style:name="P19" style:family="paragraph" style:parent-style-name="Text_20_body" style:list-style-name="L13">
      <style:paragraph-properties fo:margin-left="0.635cm" fo:margin-right="0cm" fo:margin-top="0cm" fo:margin-bottom="0cm" fo:line-height="158%" fo:text-align="start" style:justify-single-word="false" fo:orphans="2" fo:widows="2" fo:text-indent="0cm" style:auto-text-indent="false" fo:padding="0cm" fo:border="none"/>
    </style:style>
    <style:style style:name="P20" style:family="paragraph" style:parent-style-name="Text_20_body" style:list-style-name="L14">
      <style:paragraph-properties fo:margin-left="0.635cm" fo:margin-right="0cm" fo:margin-top="0cm" fo:margin-bottom="0cm" fo:line-height="158%" fo:text-align="start" style:justify-single-word="false" fo:orphans="2" fo:widows="2" fo:text-indent="0cm" style:auto-text-indent="false" fo:padding="0cm" fo:border="none"/>
    </style:style>
    <style:style style:name="P21" style:family="paragraph" style:parent-style-name="Text_20_body" style:list-style-name="L15">
      <style:paragraph-properties fo:margin-left="0.635cm" fo:margin-right="0cm" fo:margin-top="0cm" fo:margin-bottom="0cm" fo:line-height="158%" fo:text-align="start" style:justify-single-word="false" fo:orphans="2" fo:widows="2" fo:text-indent="0cm" style:auto-text-indent="false" fo:padding="0cm" fo:border="none"/>
    </style:style>
    <style:style style:name="P22" style:family="paragraph" style:parent-style-name="Text_20_body" style:list-style-name="L16">
      <style:paragraph-properties fo:margin-left="0.635cm" fo:margin-right="0cm" fo:margin-top="0cm" fo:margin-bottom="0cm" fo:line-height="158%" fo:text-align="start" style:justify-single-word="false" fo:orphans="2" fo:widows="2" fo:text-indent="0cm" style:auto-text-indent="false" fo:padding="0cm" fo:border="none"/>
    </style:style>
    <style:style style:name="P23" style:family="paragraph" style:parent-style-name="Text_20_body" style:list-style-name="L17">
      <style:paragraph-properties fo:margin-left="0.635cm" fo:margin-right="0cm" fo:margin-top="0cm" fo:margin-bottom="0cm" fo:line-height="158%" fo:text-align="start" style:justify-single-word="false" fo:orphans="2" fo:widows="2" fo:text-indent="0cm" style:auto-text-indent="false" fo:padding="0cm" fo:border="none"/>
    </style:style>
    <style:style style:name="P24" style:family="paragraph" style:parent-style-name="Text_20_body" style:list-style-name="L18">
      <style:paragraph-properties fo:margin-left="0.635cm" fo:margin-right="0cm" fo:margin-top="0cm" fo:margin-bottom="0cm" fo:line-height="158%" fo:text-align="start" style:justify-single-word="false" fo:orphans="2" fo:widows="2" fo:text-indent="0cm" style:auto-text-indent="false" fo:padding="0cm" fo:border="none"/>
    </style:style>
    <style:style style:name="P25" style:family="paragraph" style:parent-style-name="Text_20_body" style:list-style-name="L19">
      <style:paragraph-properties fo:margin-left="0.635cm" fo:margin-right="0cm" fo:margin-top="0cm" fo:margin-bottom="0cm" fo:line-height="158%" fo:text-align="start" style:justify-single-word="false" fo:orphans="2" fo:widows="2" fo:text-indent="0cm" style:auto-text-indent="false" fo:padding="0cm" fo:border="none"/>
    </style:style>
    <style:style style:name="P26" style:family="paragraph" style:parent-style-name="Text_20_body" style:list-style-name="L22">
      <style:paragraph-properties fo:margin-left="0.635cm" fo:margin-right="0cm" fo:margin-top="0cm" fo:margin-bottom="0cm" fo:line-height="158%" fo:text-align="start" style:justify-single-word="false" fo:orphans="2" fo:widows="2" fo:text-indent="0cm" style:auto-text-indent="false" fo:padding="0cm" fo:border="none"/>
    </style:style>
    <style:style style:name="P27" style:family="paragraph" style:parent-style-name="Text_20_body" style:list-style-name="L23">
      <style:paragraph-properties fo:margin-left="0.635cm" fo:margin-right="0cm" fo:margin-top="0cm" fo:margin-bottom="0cm" fo:line-height="158%" fo:text-align="start" style:justify-single-word="false" fo:orphans="2" fo:widows="2" fo:text-indent="0cm" style:auto-text-indent="false" fo:padding="0cm" fo:border="none"/>
    </style:style>
    <style:style style:name="P28" style:family="paragraph" style:parent-style-name="Text_20_body" style:list-style-name="L24">
      <style:paragraph-properties fo:margin-left="0.635cm" fo:margin-right="0cm" fo:margin-top="0cm" fo:margin-bottom="0cm" fo:line-height="158%" fo:text-align="start" style:justify-single-word="false" fo:orphans="2" fo:widows="2" fo:text-indent="0cm" style:auto-text-indent="false" fo:padding="0cm" fo:border="none"/>
    </style:style>
    <style:style style:name="P29" style:family="paragraph" style:parent-style-name="Text_20_body" style:list-style-name="L25">
      <style:paragraph-properties fo:margin-left="0.635cm" fo:margin-right="0cm" fo:margin-top="0cm" fo:margin-bottom="0cm" fo:line-height="158%" fo:text-align="start" style:justify-single-word="false" fo:orphans="2" fo:widows="2" fo:text-indent="0cm" style:auto-text-indent="false" fo:padding="0cm" fo:border="none"/>
    </style:style>
    <style:style style:name="P30" style:family="paragraph" style:parent-style-name="Text_20_body" style:list-style-name="L26">
      <style:paragraph-properties fo:margin-left="0.635cm" fo:margin-right="0cm" fo:margin-top="0cm" fo:margin-bottom="0cm" fo:line-height="158%" fo:text-align="start" style:justify-single-word="false" fo:orphans="2" fo:widows="2" fo:text-indent="0cm" style:auto-text-indent="false" fo:padding="0cm" fo:border="none"/>
    </style:style>
    <style:style style:name="P31" style:family="paragraph" style:parent-style-name="Text_20_body" style:list-style-name="L28">
      <style:paragraph-properties fo:margin-left="0.635cm" fo:margin-right="0cm" fo:margin-top="0cm" fo:margin-bottom="0cm" fo:line-height="158%" fo:text-align="start" style:justify-single-word="false" fo:orphans="2" fo:widows="2" fo:text-indent="0cm" style:auto-text-indent="false" fo:padding="0cm" fo:border="none"/>
    </style:style>
    <style:style style:name="P32" style:family="paragraph" style:parent-style-name="Text_20_body" style:list-style-name="L30">
      <style:paragraph-properties fo:margin-left="0.635cm" fo:margin-right="0cm" fo:margin-top="0cm" fo:margin-bottom="0cm" fo:line-height="158%" fo:text-align="start" style:justify-single-word="false" fo:orphans="2" fo:widows="2" fo:text-indent="0cm" style:auto-text-indent="false" fo:padding="0cm" fo:border="none"/>
    </style:style>
    <style:style style:name="P33" style:family="paragraph" style:parent-style-name="Text_20_body" style:list-style-name="L31">
      <style:paragraph-properties fo:margin-left="0.635cm" fo:margin-right="0cm" fo:margin-top="0cm" fo:margin-bottom="0cm" fo:line-height="158%" fo:text-align="start" style:justify-single-word="false" fo:orphans="2" fo:widows="2" fo:text-indent="0cm" style:auto-text-indent="false" fo:padding="0cm" fo:border="none"/>
    </style:style>
    <style:style style:name="P34" style:family="paragraph" style:parent-style-name="Text_20_body" style:list-style-name="L4">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35" style:family="paragraph" style:parent-style-name="Text_20_body" style:list-style-name="L6">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36" style:family="paragraph" style:parent-style-name="Text_20_body" style:list-style-name="L10">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37" style:family="paragraph" style:parent-style-name="Text_20_body" style:list-style-name="L27">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38" style:family="paragraph" style:parent-style-name="Text_20_body" style:list-style-name="L29">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39" style:family="paragraph" style:parent-style-name="Text_20_body" style:list-style-name="L31">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40" style:family="paragraph" style:parent-style-name="Text_20_body" style:list-style-name="L20">
      <style:paragraph-properties fo:margin-left="0.635cm" fo:margin-right="0cm" fo:margin-top="0cm" fo:margin-bottom="0cm" fo:line-height="120%" fo:text-align="center" style:justify-single-word="false" fo:orphans="2" fo:widows="2" fo:text-indent="0cm" style:auto-text-indent="false" fo:padding="0cm" fo:border="none"/>
    </style:style>
    <style:style style:name="P41" style:family="paragraph" style:parent-style-name="Text_20_body" style:list-style-name="L21">
      <style:paragraph-properties fo:margin-left="0.635cm" fo:margin-right="0cm" fo:margin-top="0cm" fo:margin-bottom="0cm" fo:line-height="120%" fo:text-align="center" style:justify-single-word="false" fo:orphans="2" fo:widows="2" fo:text-indent="0cm" style:auto-text-indent="false" fo:padding="0cm" fo:border="none"/>
    </style:style>
    <style:style style:name="P42" style:family="paragraph" style:parent-style-name="Text_20_body" style:list-style-name="L20">
      <style:paragraph-properties fo:margin-left="0.635cm" fo:margin-right="0cm" fo:margin-top="0cm" fo:margin-bottom="0cm" fo:line-height="120%" fo:text-align="start" style:justify-single-word="false" fo:orphans="2" fo:widows="2" fo:text-indent="0cm" style:auto-text-indent="false" fo:padding="0cm" fo:border="none"/>
    </style:style>
    <style:style style:name="P43" style:family="paragraph" style:parent-style-name="Text_20_body" style:list-style-name="L21">
      <style:paragraph-properties fo:margin-left="0.635cm" fo:margin-right="0cm" fo:margin-top="0cm" fo:margin-bottom="0cm" fo:line-height="120%" fo:text-align="start" style:justify-single-word="false" fo:orphans="2" fo:widows="2" fo:text-indent="0cm" style:auto-text-indent="false" fo:padding="0cm" fo:border="none"/>
    </style:style>
    <style:style style:name="P44" style:family="paragraph" style:parent-style-name="Text_20_body" style:list-style-name="L2">
      <style:paragraph-properties fo:margin-left="1.27cm" fo:margin-right="0cm" fo:margin-top="0cm" fo:margin-bottom="0cm" fo:line-height="158%" fo:text-align="start" style:justify-single-word="false" fo:orphans="2" fo:widows="2" fo:text-indent="0cm" style:auto-text-indent="false" fo:padding="0cm" fo:border="none"/>
    </style:style>
    <style:style style:name="P45" style:family="paragraph" style:parent-style-name="Text_20_body" style:list-style-name="L22">
      <style:paragraph-properties fo:margin-left="1.27cm" fo:margin-right="0cm" fo:margin-top="0cm" fo:margin-bottom="0cm" fo:line-height="158%" fo:text-align="start" style:justify-single-word="false" fo:orphans="2" fo:widows="2" fo:text-indent="0cm" style:auto-text-indent="false" fo:padding="0cm" fo:border="none"/>
    </style:style>
    <style:style style:name="P46" style:family="paragraph" style:parent-style-name="Text_20_body" style:list-style-name="L23">
      <style:paragraph-properties fo:margin-left="1.27cm" fo:margin-right="0cm" fo:margin-top="0cm" fo:margin-bottom="0cm" fo:line-height="158%" fo:text-align="start" style:justify-single-word="false" fo:orphans="2" fo:widows="2" fo:text-indent="0cm" style:auto-text-indent="false" fo:padding="0cm" fo:border="none"/>
    </style:style>
    <style:style style:name="P47" style:family="paragraph" style:parent-style-name="Text_20_body" style:list-style-name="L25">
      <style:paragraph-properties fo:margin-left="1.27cm" fo:margin-right="0cm" fo:margin-top="0cm" fo:margin-bottom="0cm" fo:line-height="158%" fo:text-align="start" style:justify-single-word="false" fo:orphans="2" fo:widows="2" fo:text-indent="0cm" style:auto-text-indent="false" fo:padding="0cm" fo:border="none"/>
    </style:style>
    <style:style style:name="P48" style:family="paragraph" style:parent-style-name="Text_20_body" style:list-style-name="L28">
      <style:paragraph-properties fo:margin-left="1.27cm" fo:margin-right="0cm" fo:margin-top="0cm" fo:margin-bottom="0cm" fo:line-height="158%" fo:text-align="start" style:justify-single-word="false" fo:orphans="2" fo:widows="2" fo:text-indent="0cm" style:auto-text-indent="false" fo:padding="0cm" fo:border="none"/>
    </style:style>
    <style:style style:name="P49" style:family="paragraph" style:parent-style-name="Text_20_body" style:list-style-name="L22">
      <style:paragraph-properties fo:margin-left="1.27cm" fo:margin-right="0cm" fo:margin-top="0cm" fo:margin-bottom="0cm" fo:line-height="120%" fo:text-align="start" style:justify-single-word="false" fo:orphans="2" fo:widows="2" fo:text-indent="0cm" style:auto-text-indent="false" fo:padding="0cm" fo:border="none"/>
    </style:style>
    <style:style style:name="P50" style:family="paragraph" style:parent-style-name="Text_20_body" style:list-style-name="L23">
      <style:paragraph-properties fo:margin-left="1.27cm" fo:margin-right="0cm" fo:margin-top="0cm" fo:margin-bottom="0cm" fo:line-height="120%" fo:text-align="start" style:justify-single-word="false" fo:orphans="2" fo:widows="2" fo:text-indent="0cm" style:auto-text-indent="false" fo:padding="0cm" fo:border="none"/>
    </style:style>
    <style:style style:name="P51" style:family="paragraph" style:parent-style-name="Text_20_body" style:list-style-name="L22">
      <style:paragraph-properties fo:margin-left="1.27cm" fo:margin-right="0cm" fo:margin-top="0cm" fo:margin-bottom="0cm" fo:line-height="120%" fo:text-align="center" style:justify-single-word="false" fo:orphans="2" fo:widows="2" fo:text-indent="0cm" style:auto-text-indent="false" fo:padding="0cm" fo:border="none"/>
    </style:style>
    <style:style style:name="P52" style:family="paragraph" style:parent-style-name="Text_20_body" style:list-style-name="L23">
      <style:paragraph-properties fo:margin-left="1.27cm" fo:margin-right="0cm" fo:margin-top="0cm" fo:margin-bottom="0cm" fo:line-height="120%" fo:text-align="center" style:justify-single-word="false" fo:orphans="2" fo:widows="2" fo:text-indent="0cm" style:auto-text-indent="false" fo:padding="0cm" fo:border="none"/>
    </style:style>
    <style:style style:name="P53" style:family="paragraph" style:parent-style-name="Text_20_body" style:list-style-name="L25">
      <style:paragraph-properties fo:margin-left="1.27cm" fo:margin-right="0cm" fo:margin-top="0cm" fo:margin-bottom="0cm" fo:line-height="120%"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54" style:family="paragraph" style:parent-style-name="Text_20_body" style:list-style-name="L26">
      <style:paragraph-properties fo:margin-left="1.27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55" style:family="paragraph" style:parent-style-name="Text_20_body" style:list-style-name="L31">
      <style:paragraph-properties fo:margin-left="1.27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56" style:family="paragraph" style:parent-style-name="Table_20_Contents">
      <style:paragraph-properties fo:margin-left="0cm" fo:margin-right="0cm" fo:margin-top="0cm" fo:margin-bottom="0cm" fo:text-align="center" style:justify-single-word="false" fo:text-indent="0cm" style:auto-text-indent="false" fo:padding="0cm" fo:border="none"/>
    </style:style>
    <style:style style:name="P57"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style:font-name="Calibri" fo:font-size="12pt" fo:font-weight="normal" style:font-size-asian="12pt" style:font-size-complex="12pt"/>
    </style:style>
    <style:style style:name="P58"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style:font-name="Calibri" fo:font-size="12pt" style:font-size-asian="12pt" style:font-size-complex="12pt"/>
    </style:style>
    <style:style style:name="P59" style:family="paragraph" style:parent-style-name="Heading_20_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style:font-size-asian="12pt" style:font-size-complex="12pt"/>
    </style:style>
    <style:style style:name="P60" style:family="paragraph" style:parent-style-name="Heading_20_2">
      <style:paragraph-properties fo:margin-left="0cm" fo:margin-right="0cm" fo:margin-top="0cm" fo:margin-bottom="0cm" fo:text-align="start" style:justify-single-word="false" fo:orphans="2" fo:widows="2" fo:text-indent="0cm" style:auto-text-indent="false" fo:padding="0cm" fo:border="none"/>
    </style:style>
    <style:style style:name="P61" style:family="paragraph" style:parent-style-name="Table_20_Heading">
      <style:paragraph-properties fo:margin-left="0cm" fo:margin-right="0cm" fo:margin-top="0cm" fo:margin-bottom="0cm" fo:text-align="center" style:justify-single-word="false" fo:text-indent="0cm" style:auto-text-indent="false" fo:padding="0cm" fo:border="none"/>
    </style:style>
    <style:style style:name="P62" style:family="paragraph" style:parent-style-name="Table_20_Heading">
      <style:paragraph-properties fo:margin-left="0cm" fo:margin-right="0cm" fo:margin-top="0cm" fo:margin-bottom="0cm" fo:text-align="center" style:justify-single-word="false" fo:text-indent="0cm" style:auto-text-indent="false" fo:padding="0cm" fo:border="none"/>
      <style:text-properties style:font-name="Calibri" fo:font-size="12pt" fo:font-weight="bold" style:font-size-asian="12pt" style:font-size-complex="12pt"/>
    </style:style>
    <style:style style:name="P63"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style>
    <style:style style:name="T1" style:family="text">
      <style:text-properties fo:font-weight="normal"/>
    </style:style>
    <style:style style:name="T2" style:family="text">
      <style:text-properties fo:font-style="normal" fo:font-weight="normal"/>
    </style:style>
    <style:style style:name="T3" style:family="text">
      <style:text-properties style:font-name="Nunito" fo:font-size="13.5pt" fo:font-style="normal" fo:font-weight="normal"/>
    </style:style>
    <style:style style:name="T4" style:family="text">
      <style:text-properties fo:font-size="13.5pt" fo:font-weight="bold"/>
    </style:style>
    <style:style style:name="T5" style:family="text">
      <style:text-properties fo:font-size="13.5pt" fo:font-style="normal" fo:font-weight="normal"/>
    </style:style>
    <style:style style:name="T6" style:family="text">
      <style:text-properties fo:font-variant="normal" fo:text-transform="none" fo:color="#273239" style:font-name="Nunito" fo:font-size="13.5pt" fo:letter-spacing="normal" fo:font-style="normal" fo:font-weight="bold"/>
    </style:style>
    <style:style style:name="T7" style:family="text">
      <style:text-properties fo:font-variant="normal" fo:text-transform="none" fo:color="#273239" style:font-name="Nunito" fo:font-size="13.5pt" fo:letter-spacing="normal" fo:font-style="normal" fo:font-weight="normal"/>
    </style:style>
    <style:style style:name="T8" style:family="text">
      <style:text-properties fo:font-variant="normal" fo:text-transform="none" fo:color="#273239" style:font-name="Nunito" fo:font-size="13.5pt" fo:letter-spacing="normal" fo:font-style="normal" style:text-underline-style="solid" style:text-underline-width="auto" style:text-underline-color="font-color" fo:font-weight="bold"/>
    </style:style>
    <style:style style:name="T9" style:family="text">
      <style:text-properties fo:font-variant="normal" fo:text-transform="none" fo:color="#273239" style:font-name="Nunito" fo:font-size="13.5pt" fo:letter-spacing="normal" fo:font-style="italic" fo:font-weight="normal"/>
    </style:style>
    <style:style style:name="T10" style:family="text">
      <style:text-properties fo:font-variant="normal" fo:text-transform="none" fo:color="#273239" style:font-name="Nunito" fo:font-size="15pt" fo:letter-spacing="normal" fo:font-style="normal" fo:font-weight="bold"/>
    </style:style>
    <style:style style:name="T11" style:family="text">
      <style:text-properties fo:font-variant="normal" fo:text-transform="none" fo:color="#273239" style:font-name="Nunito" fo:font-size="9.75pt" fo:letter-spacing="normal" fo:font-style="normal" style:text-underline-style="solid" style:text-underline-width="auto" style:text-underline-color="font-color" fo:font-weight="bold"/>
    </style:style>
    <style:style style:name="T12" style:family="text">
      <style:text-properties fo:font-variant="normal" fo:text-transform="none" fo:color="#273239" style:font-name="Nunito" fo:font-size="9.75pt" fo:letter-spacing="normal" fo:font-style="normal" fo:font-weight="normal"/>
    </style:style>
    <style:style style:name="T13" style:family="text">
      <style:text-properties fo:font-variant="normal" fo:text-transform="none" fo:color="#273239" style:font-name="Nunito" fo:font-size="9.75pt" fo:letter-spacing="normal" fo:font-style="normal" fo:font-weight="bold"/>
    </style:style>
    <style:style style:name="T14" style:family="text">
      <style:text-properties fo:font-variant="normal" fo:text-transform="none" fo:color="#273239" style:font-name="Nunito" fo:font-size="18pt" fo:letter-spacing="normal" fo:font-style="normal" style:text-underline-style="solid" style:text-underline-width="auto" style:text-underline-color="font-color" fo:font-weight="bold"/>
    </style:style>
    <style:style style:name="T15" style:family="text">
      <style:text-properties fo:font-variant="normal" fo:text-transform="none" fo:color="#273239" style:font-name="Nunito" fo:font-size="18pt" fo:letter-spacing="normal" fo:font-style="normal" fo:font-weight="bold"/>
    </style:style>
    <style:style style:name="T16" style:family="text">
      <style:text-properties fo:font-variant="normal" fo:text-transform="none" fo:color="#273239" style:font-name="KaTeX Math" fo:font-size="8.25pt" fo:letter-spacing="normal" fo:font-style="italic" fo:font-weight="normal"/>
    </style:style>
    <style:style style:name="T17" style:family="text">
      <style:text-properties fo:font-variant="normal" fo:text-transform="none" fo:color="#273239" style:font-name="KaTeX Math" fo:font-size="12pt" fo:letter-spacing="normal" fo:font-style="italic" fo:font-weight="normal"/>
    </style:style>
    <style:style style:name="T18" style:family="text">
      <style:text-properties fo:font-variant="normal" fo:text-transform="none" fo:color="#273239" style:font-name="KaTeX Math" fo:font-size="6pt" fo:letter-spacing="normal" fo:font-style="italic" fo:font-weight="normal"/>
    </style:style>
    <style:style style:name="T19" style:family="text">
      <style:text-properties fo:font-variant="normal" fo:text-transform="none" fo:color="#273239" style:font-name="KaTeX Main" fo:font-size="8.25pt" fo:letter-spacing="normal" fo:font-style="normal" fo:font-weight="normal"/>
    </style:style>
    <style:style style:name="T20" style:family="text">
      <style:text-properties fo:font-variant="normal" fo:text-transform="none" fo:color="#273239" style:font-name="KaTeX Main" fo:font-size="12pt" fo:letter-spacing="normal" fo:font-style="normal" fo:font-weight="normal"/>
    </style:style>
    <style:style style:name="T21" style:family="text">
      <style:text-properties fo:font-variant="normal" fo:text-transform="none" fo:color="#273239" style:font-name="KaTeX Main" fo:font-size="6pt" fo:letter-spacing="normal" fo:font-style="normal" fo:font-weight="normal"/>
    </style:style>
    <style:style style:name="T22" style:family="text">
      <style:text-properties fo:font-variant="normal" fo:text-transform="none" fo:color="#273239" fo:letter-spacing="normal"/>
    </style:style>
    <style:style style:name="T23" style:family="text">
      <style:text-properties fo:font-variant="normal" fo:text-transform="none" fo:color="#273239" fo:font-size="13.5pt" fo:letter-spacing="normal" fo:font-style="normal" fo:font-weight="bold"/>
    </style:style>
    <style:style style:name="T24" style:family="text">
      <style:text-properties fo:font-variant="normal" fo:text-transform="none" fo:color="#273239" fo:font-size="13.5pt" fo:letter-spacing="normal" fo:font-style="normal" fo:font-weight="normal"/>
    </style:style>
    <style:style style:name="T25" style:family="text">
      <style:text-properties fo:font-variant="normal" fo:text-transform="none" fo:color="#273239" fo:font-size="13.5pt" fo:letter-spacing="normal" fo:font-style="normal" style:text-underline-style="solid" style:text-underline-width="auto" style:text-underline-color="font-color" fo:font-weight="bold"/>
    </style:style>
    <style:style style:name="T26" style:family="text">
      <style:text-properties fo:font-variant="normal" fo:text-transform="none" fo:color="#273239" fo:font-size="13.5pt" fo:letter-spacing="normal" fo:font-style="italic" fo:font-weight="normal"/>
    </style:style>
    <style:style style:name="T27" style:family="text">
      <style:text-properties fo:font-variant="normal" fo:text-transform="none" fo:color="#273239" fo:font-size="15pt" fo:letter-spacing="normal" fo:font-style="normal" fo:font-weight="bold"/>
    </style:style>
    <style:style style:name="T28" style:family="text">
      <style:text-properties fo:font-variant="normal" fo:text-transform="none" fo:color="#273239" fo:font-size="9.75pt" fo:letter-spacing="normal" fo:font-style="normal" style:text-underline-style="solid" style:text-underline-width="auto" style:text-underline-color="font-color" fo:font-weight="bold"/>
    </style:style>
    <style:style style:name="T29" style:family="text">
      <style:text-properties fo:font-variant="normal" fo:text-transform="none" fo:color="#273239" fo:font-size="9.75pt" fo:letter-spacing="normal" fo:font-style="normal" fo:font-weight="normal"/>
    </style:style>
    <style:style style:name="T30" style:family="text">
      <style:text-properties fo:font-variant="normal" fo:text-transform="none" fo:color="#273239" fo:font-size="9.75pt" fo:letter-spacing="normal" fo:font-style="normal" fo:font-weight="bold"/>
    </style:style>
    <style:style style:name="T31" style:family="text">
      <style:text-properties fo:font-variant="normal" fo:text-transform="none" fo:color="#273239" fo:font-size="8.25pt" fo:letter-spacing="normal" fo:font-style="italic" fo:font-weight="normal"/>
    </style:style>
    <style:style style:name="T32" style:family="text">
      <style:text-properties fo:font-variant="normal" fo:text-transform="none" fo:color="#273239" fo:font-size="8.25pt" fo:letter-spacing="normal" fo:font-style="normal" fo:font-weight="normal"/>
    </style:style>
    <style:style style:name="T33" style:family="text">
      <style:text-properties fo:font-variant="normal" fo:text-transform="none" fo:color="#273239" fo:font-size="12pt" fo:letter-spacing="normal" fo:font-style="normal" fo:font-weight="normal"/>
    </style:style>
    <style:style style:name="T34" style:family="text">
      <style:text-properties fo:font-variant="normal" fo:text-transform="none" fo:color="#273239" fo:font-size="12pt" fo:letter-spacing="normal" fo:font-style="italic" fo:font-weight="normal"/>
    </style:style>
    <style:style style:name="T35" style:family="text">
      <style:text-properties fo:font-variant="normal" fo:text-transform="none" fo:color="#273239" fo:font-size="18pt" fo:letter-spacing="normal" fo:font-style="normal" style:text-underline-style="solid" style:text-underline-width="auto" style:text-underline-color="font-color" fo:font-weight="bold"/>
    </style:style>
    <style:style style:name="T36" style:family="text">
      <style:text-properties fo:font-variant="normal" fo:text-transform="none" fo:color="#273239" fo:font-size="18pt" fo:letter-spacing="normal" fo:font-style="normal" fo:font-weight="bold"/>
    </style:style>
    <style:style style:name="T37" style:family="text">
      <style:text-properties fo:font-variant="normal" fo:text-transform="none" fo:color="#273239" fo:font-size="6pt" fo:letter-spacing="normal" fo:font-style="normal" fo:font-weight="normal"/>
    </style:style>
    <style:style style:name="T38" style:family="text">
      <style:text-properties fo:font-variant="normal" fo:text-transform="none" fo:color="#273239" fo:font-size="6pt" fo:letter-spacing="normal" fo:font-style="italic" fo:font-weight="normal"/>
    </style:style>
    <style:style style:name="T39" style:family="text">
      <style:text-properties fo:font-variant="normal" fo:text-transform="none" fo:color="#273239" style:font-name="Calibri" fo:font-size="13.5pt" fo:letter-spacing="normal" fo:font-style="normal" fo:font-weight="bold"/>
    </style:style>
    <style:style style:name="T40" style:family="text">
      <style:text-properties fo:font-variant="normal" fo:text-transform="none" fo:color="#273239" style:font-name="Calibri" fo:font-size="13.5pt" fo:letter-spacing="normal" fo:font-style="normal" fo:font-weight="normal"/>
    </style:style>
    <style:style style:name="T41" style:family="text">
      <style:text-properties fo:font-variant="normal" fo:text-transform="none" fo:color="#273239" style:font-name="Calibri" fo:font-size="13.5pt" fo:letter-spacing="normal" fo:font-style="normal" style:text-underline-style="solid" style:text-underline-width="auto" style:text-underline-color="font-color" fo:font-weight="bold"/>
    </style:style>
    <style:style style:name="T42" style:family="text">
      <style:text-properties fo:font-variant="normal" fo:text-transform="none" fo:color="#273239" style:font-name="Calibri" fo:font-size="13.5pt" fo:letter-spacing="normal" fo:font-style="italic" fo:font-weight="normal"/>
    </style:style>
    <style:style style:name="T43" style:family="text">
      <style:text-properties fo:font-variant="normal" fo:text-transform="none" fo:color="#273239" style:font-name="Calibri" fo:font-size="15pt" fo:letter-spacing="normal" fo:font-style="normal" fo:font-weight="bold"/>
    </style:style>
    <style:style style:name="T44" style:family="text">
      <style:text-properties fo:font-variant="normal" fo:text-transform="none" fo:color="#273239" style:font-name="Calibri" fo:font-size="9.75pt" fo:letter-spacing="normal" fo:font-style="normal" style:text-underline-style="solid" style:text-underline-width="auto" style:text-underline-color="font-color" fo:font-weight="bold"/>
    </style:style>
    <style:style style:name="T45" style:family="text">
      <style:text-properties fo:font-variant="normal" fo:text-transform="none" fo:color="#273239" style:font-name="Calibri" fo:font-size="9.75pt" fo:letter-spacing="normal" fo:font-style="normal" fo:font-weight="normal"/>
    </style:style>
    <style:style style:name="T46" style:family="text">
      <style:text-properties fo:font-variant="normal" fo:text-transform="none" fo:color="#273239" style:font-name="Calibri" fo:font-size="9.75pt" fo:letter-spacing="normal" fo:font-style="normal" fo:font-weight="bold"/>
    </style:style>
    <style:style style:name="T47" style:family="text">
      <style:text-properties fo:font-variant="normal" fo:text-transform="none" fo:color="#273239" style:font-name="Calibri" fo:font-size="8.25pt" fo:letter-spacing="normal" fo:font-style="italic" fo:font-weight="normal"/>
    </style:style>
    <style:style style:name="T48" style:family="text">
      <style:text-properties fo:font-variant="normal" fo:text-transform="none" fo:color="#273239" style:font-name="Calibri" fo:font-size="8.25pt" fo:letter-spacing="normal" fo:font-style="normal" fo:font-weight="normal"/>
    </style:style>
    <style:style style:name="T49" style:family="text">
      <style:text-properties fo:font-variant="normal" fo:text-transform="none" fo:color="#273239" style:font-name="Calibri" fo:font-size="12pt" fo:letter-spacing="normal" fo:font-style="normal" fo:font-weight="normal"/>
    </style:style>
    <style:style style:name="T50" style:family="text">
      <style:text-properties fo:font-variant="normal" fo:text-transform="none" fo:color="#273239" style:font-name="Calibri" fo:font-size="12pt" fo:letter-spacing="normal" fo:font-style="normal" fo:font-weight="normal" style:font-size-asian="12pt" style:font-size-complex="12pt"/>
    </style:style>
    <style:style style:name="T51" style:family="text">
      <style:text-properties fo:font-variant="normal" fo:text-transform="none" fo:color="#273239" style:font-name="Calibri" fo:font-size="12pt" fo:letter-spacing="normal" fo:font-style="normal" fo:font-weight="bold" style:font-size-asian="12pt" style:font-size-complex="12pt"/>
    </style:style>
    <style:style style:name="T52" style:family="text">
      <style:text-properties fo:font-variant="normal" fo:text-transform="none" fo:color="#273239" style:font-name="Calibri" fo:font-size="12pt" fo:letter-spacing="normal" fo:font-style="normal" style:text-underline-style="solid" style:text-underline-width="auto" style:text-underline-color="font-color" fo:font-weight="bold" style:font-size-asian="12pt" style:font-size-complex="12pt"/>
    </style:style>
    <style:style style:name="T53" style:family="text">
      <style:text-properties fo:font-variant="normal" fo:text-transform="none" fo:color="#273239" style:font-name="Calibri" fo:font-size="12pt" fo:letter-spacing="normal" fo:font-style="italic" fo:font-weight="normal"/>
    </style:style>
    <style:style style:name="T54" style:family="text">
      <style:text-properties fo:font-variant="normal" fo:text-transform="none" fo:color="#273239" style:font-name="Calibri" fo:font-size="12pt" fo:letter-spacing="normal" fo:font-style="italic" fo:font-weight="normal" style:font-size-asian="12pt" style:font-size-complex="12pt"/>
    </style:style>
    <style:style style:name="T55" style:family="text">
      <style:text-properties fo:font-variant="normal" fo:text-transform="none" fo:color="#273239" style:font-name="Calibri" fo:font-size="12pt" fo:letter-spacing="normal" style:font-size-asian="12pt" style:font-size-complex="12pt"/>
    </style:style>
    <style:style style:name="T56" style:family="text">
      <style:text-properties fo:font-variant="normal" fo:text-transform="none" fo:color="#273239" style:font-name="Calibri" fo:font-size="18pt" fo:letter-spacing="normal" fo:font-style="normal" style:text-underline-style="solid" style:text-underline-width="auto" style:text-underline-color="font-color" fo:font-weight="bold"/>
    </style:style>
    <style:style style:name="T57" style:family="text">
      <style:text-properties fo:font-variant="normal" fo:text-transform="none" fo:color="#273239" style:font-name="Calibri" fo:font-size="18pt" fo:letter-spacing="normal" fo:font-style="normal" fo:font-weight="bold"/>
    </style:style>
    <style:style style:name="T58" style:family="text">
      <style:text-properties fo:font-variant="normal" fo:text-transform="none" fo:color="#273239" style:font-name="Calibri" fo:font-size="6pt" fo:letter-spacing="normal" fo:font-style="normal" fo:font-weight="normal"/>
    </style:style>
    <style:style style:name="T59" style:family="text">
      <style:text-properties fo:font-variant="normal" fo:text-transform="none" fo:color="#273239" style:font-name="Calibri" fo:font-size="6pt" fo:letter-spacing="normal" fo:font-style="italic" fo:font-weight="normal"/>
    </style:style>
    <style:style style:name="T60" style:family="text">
      <style:text-properties fo:font-variant="normal" fo:text-transform="none" fo:color="#273239" style:font-name="Calibri" fo:letter-spacing="normal"/>
    </style:style>
    <style:style style:name="T61" style:family="text">
      <style:text-properties fo:font-variant="normal" fo:text-transform="none" fo:color="#273239" style:font-name="Calibri" fo:letter-spacing="normal" fo:font-style="normal" fo:font-weight="bold"/>
    </style:style>
    <style:style style:name="T62" style:family="text">
      <style:text-properties fo:font-variant="normal" fo:text-transform="none" fo:color="#273239" style:font-name="Calibri" fo:letter-spacing="normal" fo:font-style="normal" fo:font-weight="normal"/>
    </style:style>
    <style:style style:name="T63" style:family="text">
      <style:text-properties fo:font-variant="normal" fo:text-transform="none" fo:color="#273239" style:font-name="Calibri" fo:letter-spacing="normal" fo:font-style="normal" style:text-underline-style="solid" style:text-underline-width="auto" style:text-underline-color="font-color" fo:font-weight="bold"/>
    </style:style>
    <style:style style:name="T64" style:family="text">
      <style:text-properties fo:font-variant="normal" fo:text-transform="none" fo:color="#273239" style:font-name="Calibri" fo:letter-spacing="normal" fo:font-style="italic" fo:font-weight="normal"/>
    </style:style>
    <style:style style:name="T65" style:family="text">
      <style:text-properties fo:font-variant="normal" fo:text-transform="none" fo:color="#273239" style:font-name="Calibri" fo:font-size="14pt" fo:letter-spacing="normal" fo:font-style="normal" fo:font-weight="bold" style:font-size-asian="14pt" style:font-size-complex="14pt"/>
    </style:style>
    <style:style style:name="T66" style:family="text">
      <style:text-properties fo:font-size="9.75pt"/>
    </style:style>
    <style:style style:name="T67" style:family="text">
      <style:text-properties fo:font-style="italic"/>
    </style:style>
    <style:style style:name="T68" style:family="text">
      <style:text-properties fo:font-size="12.5pt" fo:font-weight="normal"/>
    </style:style>
    <style:style style:name="T69" style:family="text">
      <style:text-properties fo:font-size="12.5pt" fo:font-weight="bold"/>
    </style:style>
    <style:style style:name="T70" style:family="text">
      <style:text-properties fo:font-size="12.5pt" style:text-underline-style="solid" style:text-underline-width="auto" style:text-underline-color="font-color" fo:font-weight="bold"/>
    </style:style>
    <style:style style:name="T71" style:family="text">
      <style:text-properties fo:font-size="12pt"/>
    </style:style>
    <style:style style:name="T72" style:family="text">
      <style:text-properties fo:font-size="12pt" fo:font-style="italic"/>
    </style:style>
    <style:style style:name="T73" style:family="text">
      <style:text-properties style:font-name="KaTeX Main" fo:font-size="12pt"/>
    </style:style>
    <style:style style:name="T74" style:family="text">
      <style:text-properties style:font-name="KaTeX Main" fo:font-size="8.25pt"/>
    </style:style>
    <style:style style:name="T75" style:family="text">
      <style:text-properties style:font-name="KaTeX Main" fo:font-size="6pt"/>
    </style:style>
    <style:style style:name="T76" style:family="text">
      <style:text-properties style:font-name="KaTeX Math" fo:font-size="12pt" fo:font-style="italic"/>
    </style:style>
    <style:style style:name="T77" style:family="text">
      <style:text-properties style:font-name="KaTeX Math" fo:font-size="8.25pt" fo:font-style="italic"/>
    </style:style>
    <style:style style:name="T78" style:family="text">
      <style:text-properties style:font-name="KaTeX Math" fo:font-size="6pt" fo:font-style="italic"/>
    </style:style>
    <style:style style:name="T79" style:family="text">
      <style:text-properties fo:font-size="8.25pt"/>
    </style:style>
    <style:style style:name="T80" style:family="text">
      <style:text-properties fo:font-size="8.25pt" fo:font-style="italic"/>
    </style:style>
    <style:style style:name="T81" style:family="text">
      <style:text-properties fo:font-size="6pt"/>
    </style:style>
    <style:style style:name="T82" style:family="text">
      <style:text-properties fo:font-size="6pt" fo:font-style="italic"/>
    </style:style>
    <style:style style:name="T83" style:family="text">
      <style:text-properties style:font-name="Calibri" fo:font-size="13.5pt" fo:font-weight="bold"/>
    </style:style>
    <style:style style:name="T84" style:family="text">
      <style:text-properties style:font-name="Calibri" fo:font-size="12.5pt" fo:font-weight="normal"/>
    </style:style>
    <style:style style:name="T85" style:family="text">
      <style:text-properties style:font-name="Calibri" fo:font-size="12.5pt" fo:font-weight="bold"/>
    </style:style>
    <style:style style:name="T86" style:family="text">
      <style:text-properties style:font-name="Calibri" fo:font-size="12.5pt" style:text-underline-style="solid" style:text-underline-width="auto" style:text-underline-color="font-color" fo:font-weight="bold"/>
    </style:style>
    <style:style style:name="T87" style:family="text">
      <style:text-properties style:font-name="Calibri" fo:font-weight="bold"/>
    </style:style>
    <style:style style:name="T88" style:family="text">
      <style:text-properties style:font-name="Calibri" fo:font-weight="normal"/>
    </style:style>
    <style:style style:name="T89" style:family="text">
      <style:text-properties style:font-name="Calibri" style:text-underline-style="solid" style:text-underline-width="auto" style:text-underline-color="font-color" fo:font-weight="bold"/>
    </style:style>
    <style:style style:name="T90" style:family="text">
      <style:text-properties style:font-name="Calibri" fo:font-size="12pt" fo:font-weight="bold" style:font-size-asian="12pt" style:font-size-complex="12pt"/>
    </style:style>
    <style:style style:name="T91" style:family="text">
      <style:text-properties style:font-name="Calibri" fo:font-size="12pt" fo:font-weight="normal" style:font-size-asian="12pt" style:font-size-complex="12pt"/>
    </style:style>
    <style:style style:name="T92" style:family="text">
      <style:text-properties style:font-name="Calibri" fo:font-size="12pt" style:text-underline-style="solid" style:text-underline-width="auto" style:text-underline-color="font-color" fo:font-weight="bold"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tabase Management System is an organized collection of interrelated data that helps in accessing data quickly, along with efficient insertion, and deletion of data into the DBMS. DBMS organizes data in the form of tables, schemas, records, etc.</text:p>
      <text:p text:style-name="P7"/>
      <text:p text:style-name="P9"><text:span text:style-name="Strong_20_Emphasis"><text:span text:style-name="T51">DBMS over File System</text:span></text:span></text:p>
      <text:p text:style-name="P7">The file system has numerous issues, which were resolved with the help of DBMS, the issues with the file system are:</text:p>
      <text:list xml:id="list6949838728543023113" text:style-name="L1">
        <text:list-item text:start-value="1">
          <text:p text:style-name="P10"><text:span text:style-name="Strong_20_Emphasis"><text:span text:style-name="T51">Data Redundancy: </text:span></text:span><text:span text:style-name="T50">Same data can be stored at multiple places. </text:span></text:p>
        </text:list-item>
        <text:list-item text:start-value="2">
          <text:p text:style-name="P10"><text:span text:style-name="Strong_20_Emphasis"><text:span text:style-name="T51">Data Inconsistency:</text:span></text:span><text:span text:style-name="T50"> If multiple copies of the same data have different content in each copy. Like, the phone number of students is different in academic and accounts files. </text:span></text:p>
        </text:list-item>
        <text:list-item text:start-value="3">
          <text:p text:style-name="P10"><text:span text:style-name="Strong_20_Emphasis"><text:span text:style-name="T51">Data access:</text:span></text:span><text:span text:style-name="T50"> In a file system, accessing data was difficult and insecure as well. Accessing data concurrently was not possible.</text:span></text:p>
        </text:list-item>
        <text:list-item text:start-value="4">
          <text:p text:style-name="P10"><text:span text:style-name="Strong_20_Emphasis"><text:span text:style-name="T51">No Backup and Recovery:</text:span></text:span><text:span text:style-name="T50"> There is no backup and recovery in the file system that can lead to data loss.</text:span></text:p>
        </text:list-item>
      </text:list>
      <text:h text:style-name="P59" text:outline-level="2">ER-Model</text:h>
      <text:p text:style-name="P9"><text:span text:style-name="Strong_20_Emphasis"><text:span text:style-name="T51">ER Diagram: </text:span></text:span><text:span text:style-name="T50">An ER diagram is a model of a logical view of the database which is represented using the following components:</text:span></text:p>
      <text:list xml:id="list7558462967177216971" text:style-name="L2">
        <text:list-item text:start-value="1">
          <text:p text:style-name="P11"><text:span text:style-name="Strong_20_Emphasis"><text:span text:style-name="T51">Entity: </text:span></text:span><text:span text:style-name="T50">The entity is a real-world object, represented using a rectangular box.</text:span></text:p>
          <text:list>
            <text:list-item text:start-value="1">
              <text:p text:style-name="P44"><text:span text:style-name="Strong_20_Emphasis"><text:span text:style-name="T51">Strong Entity: </text:span></text:span><text:span text:style-name="T50">A strong entity set has a primary key and all the tuples of the set can be identified using that primary key</text:span></text:p>
            </text:list-item>
            <text:list-item text:start-value="2">
              <text:p text:style-name="P44"><text:span text:style-name="Strong_20_Emphasis"><text:span text:style-name="T51">Weak entity: </text:span></text:span><text:span text:style-name="T50">When an entity does not have sufficient attributes to form a primary key. Weak entities are associated with another strong entity set also known as identifying an entity. A weak entity’s existence depends upon the existence of its identifying entity. The weak entity is represented using a double-lined or bold-lined rectangle. </text:span></text:p>
            </text:list-item>
          </text:list>
        </text:list-item>
        <text:list-item text:start-value="2">
          <text:p text:style-name="P11"><text:span text:style-name="Strong_20_Emphasis"><text:span text:style-name="T51">Attribute:</text:span></text:span><text:span text:style-name="T50"> Attribute is the properties or characteristics of the real-world object. It is represented using an oval. </text:span></text:p>
          <text:list>
            <text:list-item text:start-value="1">
              <text:p text:style-name="P44"><text:span text:style-name="Strong_20_Emphasis"><text:span text:style-name="T51">Key attribute:</text:span></text:span><text:span text:style-name="T50"> The attribute which determines each entity uniquely is known as the Key attribute. It is represented by an oval with an underlying line. </text:span></text:p>
            </text:list-item>
            <text:list-item text:start-value="2">
              <text:p text:style-name="P44"><text:span text:style-name="Strong_20_Emphasis"><text:span text:style-name="T51">Composite Attribute: </text:span></text:span><text:span text:style-name="T50">An attribute that is composed of many other attributes. E.g. address is an attribute it is formed of other attributes like state, district, city, street, etc. It is represented using an oval comprises of many other ovals. </text:span></text:p>
            </text:list-item>
            <text:list-item text:start-value="3">
              <text:p text:style-name="P44"><text:span text:style-name="Strong_20_Emphasis"><text:span text:style-name="T51">Multivalued Attribute:</text:span></text:span><text:span text:style-name="T50"> An attribute that can have multiple values, like a mobile number. It is represented using a double-lined oval. </text:span></text:p>
            </text:list-item>
            <text:list-item text:start-value="4">
              <text:p text:style-name="P44"><text:soft-page-break/><text:span text:style-name="Strong_20_Emphasis"><text:span text:style-name="T51">Derived attribute: </text:span></text:span><text:span text:style-name="T50">An attribute that can be derived from other attributes. E.g. Age is an attribute that can be derived from another attribute Data of Birth. It is represented using a dashed oval.</text:span></text:p>
            </text:list-item>
          </text:list>
        </text:list-item>
        <text:list-item text:start-value="3">
          <text:p text:style-name="P11"><text:span text:style-name="Strong_20_Emphasis"><text:span text:style-name="T51">Relationship: </text:span></text:span><text:span text:style-name="T50">A relationship is an association between two or more entities. Entities are connected or related to each other and this relationship is represented using a diamond.</text:span></text:p>
        </text:list-item>
      </text:list>
      <text:h text:style-name="P63" text:outline-level="3"><text:span text:style-name="Strong_20_Emphasis"><text:span text:style-name="T65">Some Important Terms:</text:span></text:span></text:h>
      <text:p text:style-name="P6"><text:span text:style-name="Strong_20_Emphasis"><text:span text:style-name="T51"/></text:span></text:p>
      <text:p text:style-name="P9"><text:span text:style-name="Strong_20_Emphasis"><text:span text:style-name="T51">Cardinality of DBMS: </text:span></text:span><text:span text:style-name="T50">Cardinality of relation expresses the maximum number of possible relationship occurrences for an entity participating in a relationship. Cardinality of a relationship can be defined as the number of times an entity of an entity set participates in a relationship set. Let’s suppose a binary relationship R between two entity sets A and B.  The relationship must have one of the following mapping cardinalities:</text:span></text:p>
      <text:list xml:id="list5131718498578893780" text:style-name="L3">
        <text:list-item text:start-value="1">
          <text:p text:style-name="P12"><text:span text:style-name="Strong_20_Emphasis"><text:span text:style-name="T51">One-to-One: </text:span></text:span><text:span text:style-name="T50">When one entity of A is related to at most one entity of B, and vice-versa.</text:span></text:p>
        </text:list-item>
        <text:list-item text:start-value="2">
          <text:p text:style-name="P12"><text:span text:style-name="Strong_20_Emphasis"><text:span text:style-name="T51">One-to-Many:</text:span></text:span><text:span text:style-name="T50"> When one entity of A is related to one or more than one entity of B. Whereas B is associated with at most one entity in A. </text:span></text:p>
        </text:list-item>
        <text:list-item text:start-value="3">
          <text:p text:style-name="P12"><text:span text:style-name="Strong_20_Emphasis"><text:span text:style-name="T51">Many-to-One: </text:span></text:span><text:span text:style-name="T50">When one entity of B is related to one or more than one entity of A. Whereas A is associated with at most one entity in B. </text:span></text:p>
        </text:list-item>
        <text:list-item text:start-value="4">
          <text:p text:style-name="P12"><text:span text:style-name="Strong_20_Emphasis"><text:span text:style-name="T51">Many-to-Many: </text:span></text:span><text:span text:style-name="T50">Any number of entities of A is related to any number of entities of B, and vice-versa. </text:span></text:p>
        </text:list-item>
      </text:list>
      <text:p text:style-name="P7">The most commonly asked question in ER diagram is the minimum number of tables required for a given ER diagram. Generally, the following criteria are used:    </text:p>
      <table:table table:name="Table1" table:style-name="Table1">
        <table:table-column table:style-name="Table1.A"/>
        <table:table-column table:style-name="Table1.B"/>
        <table:table-header-rows>
          <table:table-row>
            <table:table-cell table:style-name="Table1.A1" office:value-type="string">
              <text:p text:style-name="P61"><text:span text:style-name="Strong_20_Emphasis"><text:span text:style-name="T90">Cardinality</text:span></text:span></text:p>
            </table:table-cell>
            <table:table-cell table:style-name="Table1.A1" office:value-type="string">
              <text:p text:style-name="P61"><text:span text:style-name="Strong_20_Emphasis"><text:span text:style-name="T90">Minimum No. of tables</text:span></text:span></text:p>
            </table:table-cell>
          </table:table-row>
        </table:table-header-rows>
        <table:table-row>
          <table:table-cell table:style-name="Table1.A1" office:value-type="string">
            <text:p text:style-name="P57">1:1 cardinality with partial participation of both entities</text:p>
          </table:table-cell>
          <table:table-cell table:style-name="Table1.A1" office:value-type="string">
            <text:p text:style-name="P57">2</text:p>
          </table:table-cell>
        </table:table-row>
        <table:table-row>
          <table:table-cell table:style-name="Table1.A1" office:value-type="string">
            <text:p text:style-name="P57">1:1 cardinality with a total participation of at least 1 entity</text:p>
          </table:table-cell>
          <table:table-cell table:style-name="Table1.A1" office:value-type="string">
            <text:p text:style-name="P57">1</text:p>
          </table:table-cell>
        </table:table-row>
        <table:table-row>
          <table:table-cell table:style-name="Table1.A1" office:value-type="string">
            <text:p text:style-name="P57">1:n cardinality</text:p>
          </table:table-cell>
          <table:table-cell table:style-name="Table1.A1" office:value-type="string">
            <text:p text:style-name="P57">2</text:p>
          </table:table-cell>
        </table:table-row>
        <table:table-row>
          <table:table-cell table:style-name="Table1.A1" office:value-type="string">
            <text:p text:style-name="P57">m:n cardinality</text:p>
          </table:table-cell>
          <table:table-cell table:style-name="Table1.A1" office:value-type="string">
            <text:p text:style-name="P57">3</text:p>
          </table:table-cell>
        </table:table-row>
      </table:table>
      <text:list xml:id="list419774565021935107" text:style-name="L4">
        <text:list-item text:start-value="1">
          <text:p text:style-name="P34">If the relation is one-to-many or many-to-one then two or more relational tables can be combined.</text:p>
        </text:list-item>
        <text:list-item text:start-value="2">
          <text:p text:style-name="P34">If the relation is many-to-many two tables cannot be combined. </text:p>
        </text:list-item>
        <text:list-item text:start-value="3">
          <text:p text:style-name="P34">If the relation is one-to-one and there is total participation of one entity then that entity can be combined with a relational table. </text:p>
        </text:list-item>
        <text:list-item text:start-value="4">
          <text:p text:style-name="P34">If there is total participation of both entities then one table can be obtained by combining one table and both entities of the relation. </text:p>
        </text:list-item>
      </text:list>
      <text:p text:style-name="P9"><text:span text:style-name="Strong_20_Emphasis"><text:span text:style-name="T51">Note:</text:span></text:span><text:span text:style-name="T50"> This is a general observation. Special cases need to be taken care of. We may need an extra table if the attribute of a relationship can’t be moved to any entity side. </text:span></text:p>
      <text:p text:style-name="P9"><text:soft-page-break/><text:span text:style-name="Strong_20_Emphasis"><text:span text:style-name="T51">Specialization: </text:span></text:span><text:span text:style-name="T50">It is a  top-down approach in which one entity is divided/specialized into two or more sub-entities based on its characteristics.</text:span></text:p>
      <text:p text:style-name="P9"><text:span text:style-name="Strong_20_Emphasis"><text:span text:style-name="T51">Generalization: </text:span></text:span><text:span text:style-name="T50">It is a bottom-up approach in which common properties of two or more subentities are combined/generalized to form one entity. It is exactly the reverse of Specialization. In this, two or lower level entities are generalized to one higher level entity.</text:span></text:p>
      <text:p text:style-name="P9"><text:span text:style-name="Strong_20_Emphasis"><text:span text:style-name="T51">Aggregation: </text:span></text:span><text:span text:style-name="T50">Aggregation is an abstraction process through which relationships are represented as higher-level entity sets. </text:span></text:p>
      <text:p text:style-name="P9"><text:span text:style-name="Strong_20_Emphasis"><text:span text:style-name="T51">Participation Constraint: </text:span></text:span><text:span text:style-name="T50">It specifies the maximum or a minimum number of relationship instances in which any entity can participate. In simple words, participation means how an entity is linked to a relationship.</text:span></text:p>
      <text:list xml:id="list7494674348249539795" text:style-name="L5">
        <text:list-item text:start-value="1">
          <text:p text:style-name="P13"><text:span text:style-name="Strong_20_Emphasis"><text:span text:style-name="T51">Total Participation: </text:span></text:span><text:span text:style-name="T50">Each entity of an entity set participates in at least one relationship. </text:span></text:p>
        </text:list-item>
        <text:list-item text:start-value="2">
          <text:p text:style-name="P13"><text:span text:style-name="Strong_20_Emphasis"><text:span text:style-name="T51">Partial Participation:</text:span></text:span><text:span text:style-name="T50"> Some entities of the entity set may not participate in any relationship. </text:span></text:p>
        </text:list-item>
      </text:list>
      <text:h text:style-name="P59" text:outline-level="2">Database Design</text:h>
      <text:p text:style-name="P7">Database design Goals: The prime goal of designing a database is:</text:p>
      <text:list xml:id="list4856115512036257700" text:style-name="L6">
        <text:list-item text:start-value="1">
          <text:p text:style-name="P35">To have zero redundancy in the system</text:p>
        </text:list-item>
        <text:list-item text:start-value="2">
          <text:p text:style-name="P35">Loss-less join</text:p>
        </text:list-item>
        <text:list-item text:start-value="3">
          <text:p text:style-name="P35">Dependency preservation</text:p>
        </text:list-item>
        <text:list-item text:start-value="4">
          <text:p text:style-name="P35">Overcome all the shortcomings of conventional file system</text:p>
        </text:list-item>
      </text:list>
      <text:p text:style-name="P9"><text:span text:style-name="T50">According to </text:span><text:a xlink:type="simple" xlink:href="https://www.geeksforgeeks.org/introduction-of-relational-model-and-codd-rules-in-dbms/" text:style-name="Internet_20_link" text:visited-style-name="Visited_20_Internet_20_Link"><text:span text:style-name="T52">E.F. Codd</text:span></text:a><text:span text:style-name="T50">, “All the records of the table must be unique”. </text:span></text:p>
      <text:p text:style-name="P9"><text:a xlink:type="simple" xlink:href="https://www.geeksforgeeks.org/dbms-keys-candidate-super-primary-alternate-and-foreign/" text:style-name="Internet_20_link" text:visited-style-name="Visited_20_Internet_20_Link"><text:span text:style-name="Strong_20_Emphasis"><text:span text:style-name="T52">Keys of a relation</text:span></text:span></text:a><text:span text:style-name="T50">: There are various types of keys in a relation which are:</text:span></text:p>
      <text:list xml:id="list3438709121252401331" text:style-name="L7">
        <text:list-item text:start-value="1">
          <text:p text:style-name="P14"><text:span text:style-name="Strong_20_Emphasis"><text:span text:style-name="T51">Candidate Key: </text:span></text:span><text:span text:style-name="T50">The minimal set of attributes that can determine a tuple uniquely. There can be more than 1 candidate key of a relation and its proper subset can’t determine tuple uniquely and it can’t be NULL.</text:span></text:p>
        </text:list-item>
        <text:list-item text:start-value="2">
          <text:p text:style-name="P14"><text:span text:style-name="Strong_20_Emphasis"><text:span text:style-name="T51">Super Key: </text:span></text:span><text:span text:style-name="T50">The set of attributes that can determine a tuple uniquely. A candidate key is always a super key but vice versa is not true. </text:span></text:p>
        </text:list-item>
        <text:list-item text:start-value="3">
          <text:p text:style-name="P14"><text:span text:style-name="Strong_20_Emphasis"><text:span text:style-name="T51">Primary Key and Alternate Key:</text:span></text:span><text:span text:style-name="T50"> Among various candidate keys, one key is taken as the primary key and others are alternate keys.</text:span></text:p>
        </text:list-item>
        <text:list-item text:start-value="4">
          <text:p text:style-name="P14"><text:span text:style-name="Strong_20_Emphasis"><text:span text:style-name="T51">Foreign Key:</text:span></text:span><text:span text:style-name="T50"> Foreign Key is a set of attributes in a table that is used to refer to the primary key or alternative key of the same or another table. </text:span></text:p>
        </text:list-item>
      </text:list>
      <text:p text:style-name="P9"><text:a xlink:type="simple" xlink:href="https://www.geeksforgeeks.org/introduction-of-database-normalization/" text:style-name="Internet_20_link" text:visited-style-name="Visited_20_Internet_20_Link"><text:span text:style-name="Strong_20_Emphasis"><text:span text:style-name="T52">Normalization:</text:span></text:span></text:a><text:span text:style-name="Strong_20_Emphasis"><text:span text:style-name="T50"> </text:span></text:span><text:span text:style-name="T50">Normalization is used to eliminate the following </text:span><text:a xlink:type="simple" xlink:href="https://www.geeksforgeeks.org/anomalies-in-relational-model/" text:style-name="Internet_20_link" text:visited-style-name="Visited_20_Internet_20_Link"><text:span text:style-name="T52">anomalies</text:span></text:a><text:span text:style-name="T50">:</text:span></text:p>
      <text:list xml:id="list6552084438646014717" text:style-name="L11">
        <text:list-item text:start-value="1">
          <text:p text:style-name="P17"><text:span text:style-name="Strong_20_Emphasis"><text:span text:style-name="T51">Insertion anomaly</text:span></text:span></text:p>
        </text:list-item>
        <text:list-item text:start-value="2">
          <text:p text:style-name="P17"><text:span text:style-name="Strong_20_Emphasis"><text:span text:style-name="T51">Deletion anomaly</text:span></text:span></text:p>
        </text:list-item>
        <text:list-item text:start-value="3">
          <text:p text:style-name="P17"><text:span text:style-name="Strong_20_Emphasis"><text:span text:style-name="T51">Updation Anomaly</text:span></text:span></text:p>
        </text:list-item>
        <text:list-item text:start-value="4">
          <text:p text:style-name="P17"><text:span text:style-name="Strong_20_Emphasis"><text:span text:style-name="T51">Join anomaly</text:span></text:span></text:p>
        </text:list-item>
      </text:list>
      <text:p text:style-name="P7">Normalization was introduced to achieve integrity in the database and make the database more maintainable.</text:p>
      <text:p text:style-name="P9"><text:soft-page-break/><text:span text:style-name="Strong_20_Emphasis"><text:span text:style-name="T51">1. First Normal Form: </text:span></text:span><text:span text:style-name="T50">A relation is in first normal form if it does not contain any multi-valued or composite attribute.  If the data is in 1NF then it will have high redundancy. </text:span></text:p>
      <text:p text:style-name="P9"><text:span text:style-name="Strong_20_Emphasis"><text:span text:style-name="T51">2. Second Normal Form: </text:span></text:span><text:span text:style-name="T50">A relation is in the second normal form if it is in the first normal form and if it does not contain any partial dependency.</text:span></text:p>
      <text:list xml:id="list4274850628570353957" text:style-name="L12">
        <text:list-item text:start-value="1">
          <text:p text:style-name="P18"><text:span text:style-name="Strong_20_Emphasis"><text:span text:style-name="T51">Partial Dependency: </text:span></text:span><text:span text:style-name="T50">A dependency is called partial dependency if any proper subset of candidate key determines non-prime (which are not part of candidate key) attribute.<text:line-break/>Let R be the relational schema and X, Y, A is the set of attributes. Suppose X is any candidate key, Y is a proper subset of candidate key, and A is a Non-prime attribute.</text:span></text:p>
        </text:list-item>
      </text:list>
      <text:p text:style-name="P8">           <text:span text:style-name="T2">Y-&gt;A will be partial dependency iff, Y is a proper subset of candidate key, and A is a non-prime attribute. </text:span></text:p>
      <text:list xml:id="list949182624840212743" text:style-name="L13">
        <text:list-item text:start-value="1">
          <text:p text:style-name="P19"><text:span text:style-name="Strong_20_Emphasis"><text:span text:style-name="T51">Full Functional Dependency:</text:span></text:span><text:span text:style-name="T50"> If A and B are an attribute set of a relation, B is fully functional dependent on A, if B is functionally dependent on A but not on any proper subset of A.</text:span></text:p>
        </text:list-item>
      </text:list>
      <text:p text:style-name="P9"><text:span text:style-name="Strong_20_Emphasis"><text:span text:style-name="T51">3. Third Normal Form: </text:span></text:span><text:span text:style-name="T50">A relation is in the third normal form if it is in the second normal form and it does not contain any transitive dependency. For a relation to be in Third Normal Form, either LHS of FD should be super key or RHS should be the prime attribute.</text:span></text:p>
      <text:p text:style-name="P9"><text:span text:style-name="Strong_20_Emphasis"><text:span text:style-name="T51">4. Boyce-Codd Normal Form: </text:span></text:span><text:span text:style-name="T50">A relation is in</text:span><text:span text:style-name="Strong_20_Emphasis"><text:span text:style-name="T50"> </text:span></text:span><text:span text:style-name="T50">Boyce-Codd</text:span><text:span text:style-name="Strong_20_Emphasis"><text:span text:style-name="T50"> </text:span></text:span><text:span text:style-name="T50">Normal Form if the LHS of every FD is super key. The relationship between Normal Forms can be represented as </text:span><text:span text:style-name="Strong_20_Emphasis"><text:span text:style-name="T51">1NF, 2NF, 3NF or BCNF.</text:span></text:span></text:p>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62">Design Goal</text:p>
            </table:table-cell>
            <table:table-cell table:style-name="Table2.A1" office:value-type="string">
              <text:p text:style-name="P62">1NF</text:p>
            </table:table-cell>
            <table:table-cell table:style-name="Table2.A1" office:value-type="string">
              <text:p text:style-name="P62">2NF</text:p>
            </table:table-cell>
            <table:table-cell table:style-name="Table2.A1" office:value-type="string">
              <text:p text:style-name="P62">3NF</text:p>
            </table:table-cell>
            <table:table-cell table:style-name="Table2.A1" office:value-type="string">
              <text:p text:style-name="P62">BCNF</text:p>
            </table:table-cell>
          </table:table-row>
        </table:table-header-rows>
        <table:table-row>
          <table:table-cell table:style-name="Table2.A1" office:value-type="string">
            <text:p text:style-name="P57">Zero Redundancy</text:p>
          </table:table-cell>
          <table:table-cell table:style-name="Table2.A1" office:value-type="string">
            <text:p text:style-name="P57">High redundancy</text:p>
          </table:table-cell>
          <table:table-cell table:style-name="Table2.A1" office:value-type="string">
            <text:p text:style-name="P57">Less than 1NF</text:p>
          </table:table-cell>
          <table:table-cell table:style-name="Table2.A1" office:value-type="string">
            <text:p text:style-name="P57">Less than 2NF</text:p>
          </table:table-cell>
          <table:table-cell table:style-name="Table2.A1" office:value-type="string">
            <text:p text:style-name="P57">No redundancy</text:p>
          </table:table-cell>
        </table:table-row>
        <table:table-row>
          <table:table-cell table:style-name="Table2.A1" office:value-type="string">
            <text:p text:style-name="P57">Loss-less decomposition</text:p>
          </table:table-cell>
          <table:table-cell table:style-name="Table2.A1" office:value-type="string">
            <text:p text:style-name="P57">Always</text:p>
          </table:table-cell>
          <table:table-cell table:style-name="Table2.A1" office:value-type="string">
            <text:p text:style-name="P57">Always</text:p>
          </table:table-cell>
          <table:table-cell table:style-name="Table2.A1" office:value-type="string">
            <text:p text:style-name="P57">Always</text:p>
          </table:table-cell>
          <table:table-cell table:style-name="Table2.A1" office:value-type="string">
            <text:p text:style-name="P57">Always</text:p>
          </table:table-cell>
        </table:table-row>
        <table:table-row>
          <table:table-cell table:style-name="Table2.A1" office:value-type="string">
            <text:p text:style-name="P57">Dependency preservation</text:p>
          </table:table-cell>
          <table:table-cell table:style-name="Table2.A1" office:value-type="string">
            <text:p text:style-name="P57">Always</text:p>
          </table:table-cell>
          <table:table-cell table:style-name="Table2.A1" office:value-type="string">
            <text:p text:style-name="P57">Always</text:p>
          </table:table-cell>
          <table:table-cell table:style-name="Table2.A1" office:value-type="string">
            <text:p text:style-name="P57">Always</text:p>
          </table:table-cell>
          <table:table-cell table:style-name="Table2.A1" office:value-type="string">
            <text:p text:style-name="P57">Sometimes Not possible</text:p>
          </table:table-cell>
        </table:table-row>
      </table:table>
      <text:p text:style-name="P9"><text:span text:style-name="Strong_20_Emphasis"><text:span text:style-name="T51">Properties of Decomposition:</text:span></text:span></text:p>
      <text:list xml:id="list8793275819192939741" text:style-name="L14">
        <text:list-item text:start-value="1">
          <text:p text:style-name="P20"><text:span text:style-name="Strong_20_Emphasis"><text:span text:style-name="T51">Loss-less Join Decomposition: </text:span></text:span><text:span text:style-name="T50">There should not be the generation of any new tuple because of the decomposition. </text:span></text:p>
        </text:list-item>
      </text:list>
      <text:list xml:id="list8584484744033881009" text:style-name="L15">
        <text:list-item text:start-value="1">
          <text:p text:style-name="P21"><text:span text:style-name="Strong_20_Emphasis"><text:span text:style-name="T51">Dependency Preserving Decomposition: </text:span></text:span><text:span text:style-name="T50">There should not be the loss of any tuple because of the decomposition. Let R be a relation with Functional dependency F. After decomposition R is decomposed into R1, R2, R3……Rn with FD set F1, F2, F3……Fn respectively. </text:span></text:p>
        </text:list-item>
      </text:list>
      <text:p text:style-name="P7">If F1, F2, F3…..Fn ≣ F, then the decomposition is dependency preserving otherwise not. </text:p>
      <text:h text:style-name="P59" text:outline-level="2">Data Retrieval (SQL, RA)</text:h>
      <text:p text:style-name="P9"><text:span text:style-name="Strong_20_Emphasis"><text:span text:style-name="T51">Commands to Access Database: </text:span></text:span><text:span text:style-name="T50">For efficient data retrieval, insertion, deletion, updation, etc. The commands in the Database are categorized into three categories, which are as follows:</text:span></text:p>
      <text:list xml:id="list694554394410946564" text:style-name="L16">
        <text:list-item text:start-value="1">
          <text:p text:style-name="P22"><text:span text:style-name="Strong_20_Emphasis"><text:span text:style-name="T51">DDL [Data Definition language]: </text:span></text:span><text:span text:style-name="T50">It deals with how data should store in the database. DDL commands include CREATE, ALTER, DROP, COMMENT, and TRUNCATE  </text:span></text:p>
        </text:list-item>
        <text:list-item text:start-value="2">
          <text:p text:style-name="P22"><text:span text:style-name="Strong_20_Emphasis"><text:span text:style-name="T51">DML [Data Manipulation language]: </text:span></text:span><text:span text:style-name="T50">It deals with data manipulation like modifying, updating, deleting, etc. DML commands include SELECT, INSERT, DELETE, UPDATE, LOCK TABLE, MERGE, CALL, AND EXPLAIN PLAN.</text:span></text:p>
        </text:list-item>
        <text:list-item text:start-value="3">
          <text:p text:style-name="P22"><text:span text:style-name="Strong_20_Emphasis"><text:span text:style-name="T51">DCL [Data Control Language]: </text:span></text:span><text:span text:style-name="T50">It acts as an access specifier, and includes GRANT, AND REVOKE.</text:span></text:p>
        </text:list-item>
      </text:list>
      <text:p text:style-name="P9"><text:soft-page-break/><text:span text:style-name="Strong_20_Emphasis"><text:span text:style-name="T51">Query Language:</text:span></text:span><text:span text:style-name="T50"> Language using which any user can retrieve some data from the database. </text:span></text:p>
      <text:p text:style-name="P3"/>
      <text:p text:style-name="P9"><text:span text:style-name="Strong_20_Emphasis"><text:span text:style-name="T51">Note: </text:span></text:span><text:span text:style-name="T50">Relational model is a theoretical framework RDBMS is its implementation. </text:span></text:p>
      <text:p text:style-name="P9"><text:a xlink:type="simple" xlink:href="https://www.geeksforgeeks.org/database-management-system-relational-algebra/" text:style-name="Internet_20_link" text:visited-style-name="Visited_20_Internet_20_Link"><text:span text:style-name="Strong_20_Emphasis"><text:span text:style-name="T52">Relational Algebra</text:span></text:span></text:a><text:span text:style-name="T50">: Procedural language with basic and extended operators.  </text:span></text:p>
      <table:table table:name="Table3" table:style-name="Table3">
        <table:table-column table:style-name="Table3.A"/>
        <table:table-column table:style-name="Table3.B"/>
        <table:table-header-rows>
          <table:table-row>
            <table:table-cell table:style-name="Table3.A1" office:value-type="string">
              <text:p text:style-name="P61"><text:span text:style-name="Strong_20_Emphasis"><text:span text:style-name="T90">Basic Operator</text:span></text:span></text:p>
            </table:table-cell>
            <table:table-cell table:style-name="Table3.A1" office:value-type="string">
              <text:p text:style-name="P61"><text:span text:style-name="Strong_20_Emphasis"><text:span text:style-name="T90">Semantic</text:span></text:span></text:p>
            </table:table-cell>
          </table:table-row>
        </table:table-header-rows>
        <table:table-row>
          <table:table-cell table:style-name="Table3.A1" office:value-type="string">
            <text:p text:style-name="P57">σ(Selection)</text:p>
          </table:table-cell>
          <table:table-cell table:style-name="Table3.A1" office:value-type="string">
            <text:p text:style-name="P57">Select rows based on a given condition</text:p>
          </table:table-cell>
        </table:table-row>
        <table:table-row>
          <table:table-cell table:style-name="Table3.A1" office:value-type="string">
            <text:p text:style-name="P57">π (Projection)</text:p>
          </table:table-cell>
          <table:table-cell table:style-name="Table3.A1" office:value-type="string">
            <text:p text:style-name="P57">Project some columns</text:p>
          </table:table-cell>
        </table:table-row>
        <table:table-row>
          <table:table-cell table:style-name="Table3.A1" office:value-type="string">
            <text:p text:style-name="P57">X (Cross Product/ Cartesian Product)</text:p>
          </table:table-cell>
          <table:table-cell table:style-name="Table3.A1" office:value-type="string">
            <text:p text:style-name="P56"><text:span text:style-name="T91">Cross product of relations, returns </text:span><text:span text:style-name="Strong_20_Emphasis"><text:span text:style-name="T90">m*n</text:span></text:span><text:span text:style-name="T91"> rows where m and n are numbers of rows in R1 and R2 respectively.</text:span></text:p>
          </table:table-cell>
        </table:table-row>
        <table:table-row>
          <table:table-cell table:style-name="Table3.A1" office:value-type="string">
            <text:p text:style-name="P57">U (Union)</text:p>
          </table:table-cell>
          <table:table-cell table:style-name="Table3.A1" office:value-type="string">
            <text:p text:style-name="P56"><text:span text:style-name="T91">Return those tuples which are either in R1 or R2. <text:line-break/>Maximum number of rows returned </text:span><text:span text:style-name="Strong_20_Emphasis"><text:span text:style-name="T90">= m+n </text:span></text:span><text:span text:style-name="T91"><text:line-break/>Minimum number of rows returned = </text:span><text:span text:style-name="Strong_20_Emphasis"><text:span text:style-name="T90">max(m,n)</text:span></text:span></text:p>
          </table:table-cell>
        </table:table-row>
        <table:table-row>
          <table:table-cell table:style-name="Table3.A1" office:value-type="string">
            <text:p text:style-name="P58">– <text:span text:style-name="T1">(Minus)</text:span></text:p>
          </table:table-cell>
          <table:table-cell table:style-name="Table3.A1" office:value-type="string">
            <text:p text:style-name="P56"><text:span text:style-name="T91">R1-R2 returns those tuples which are in R1 but not in R2. <text:line-break/>Maximum number of rows returned = </text:span><text:span text:style-name="Strong_20_Emphasis"><text:span text:style-name="T90">m </text:span></text:span><text:span text:style-name="T91"><text:line-break/>Minimum number of rows returned = </text:span><text:span text:style-name="Strong_20_Emphasis"><text:span text:style-name="T90">m-n</text:span></text:span></text:p>
          </table:table-cell>
        </table:table-row>
        <table:table-row>
          <table:table-cell table:style-name="Table3.A1" office:value-type="string">
            <text:p text:style-name="P57">ρ(Rename)</text:p>
          </table:table-cell>
          <table:table-cell table:style-name="Table3.A1" office:value-type="string">
            <text:p text:style-name="P57">Renaming a relation to another relation.</text:p>
          </table:table-cell>
        </table:table-row>
      </table:table>
      <table:table table:name="Table4" table:style-name="Table4">
        <table:table-column table:style-name="Table4.A"/>
        <table:table-column table:style-name="Table4.B"/>
        <table:table-header-rows>
          <table:table-row>
            <table:table-cell table:style-name="Table4.A1" office:value-type="string">
              <text:p text:style-name="P61"><text:span text:style-name="Strong_20_Emphasis"><text:span text:style-name="T90">Extended Operator</text:span></text:span></text:p>
            </table:table-cell>
            <table:table-cell table:style-name="Table4.A1" office:value-type="string">
              <text:p text:style-name="P61"><text:span text:style-name="Strong_20_Emphasis"><text:span text:style-name="T90">Semantic</text:span></text:span></text:p>
            </table:table-cell>
          </table:table-row>
        </table:table-header-rows>
        <table:table-row>
          <table:table-cell table:style-name="Table4.A1" office:value-type="string">
            <text:p text:style-name="P57">(Intersection)</text:p>
          </table:table-cell>
          <table:table-cell table:style-name="Table4.A1" office:value-type="string">
            <text:p text:style-name="P57">Returns those tuples which are in both relation R1 and R2. <text:line-break/>Maximum number of rows returned = min(m,n) <text:line-break/>Minimum number of rows returned = 0</text:p>
          </table:table-cell>
        </table:table-row>
        <table:table-row>
          <table:table-cell table:style-name="Table4.A1" office:value-type="string">
            <text:p text:style-name="P58">⋈<text:span text:style-name="T1"><text:line-break/>(Conditional Join)</text:span></text:p>
          </table:table-cell>
          <table:table-cell table:style-name="Table4.A1" office:value-type="string">
            <text:p text:style-name="P57">Selection from two or more tables based on some condition (Cross product followed by selection)</text:p>
          </table:table-cell>
        </table:table-row>
        <table:table-row>
          <table:table-cell table:style-name="Table4.A1" office:value-type="string">
            <text:p text:style-name="P58">⋈<text:span text:style-name="T1">(Equi Join)</text:span></text:p>
          </table:table-cell>
          <table:table-cell table:style-name="Table4.A1" office:value-type="string">
            <text:p text:style-name="P57">It is a special case of conditional join when only an equality condition is applied between attributes.</text:p>
          </table:table-cell>
        </table:table-row>
        <table:table-row>
          <table:table-cell table:style-name="Table4.A1" office:value-type="string">
            <text:p text:style-name="P58">⋈<text:span text:style-name="T1"><text:line-break/>(Natural Join)</text:span></text:p>
          </table:table-cell>
          <table:table-cell table:style-name="Table4.A1" office:value-type="string">
            <text:p text:style-name="P56"><text:span text:style-name="T91">In natural join, equality condition on common attributes holds, and duplicate attributes are removed by default. </text:span><text:span text:style-name="Strong_20_Emphasis"><text:span text:style-name="T90">Note:</text:span></text:span><text:span text:style-name="T91"> Natural Join is equivalent to the cross product of two relations have no attribute in common and the natural join of a relation R with itself will return R only.</text:span></text:p>
          </table:table-cell>
        </table:table-row>
        <table:table-row>
          <table:table-cell table:style-name="Table4.A1" office:value-type="string">
            <text:p text:style-name="P58">⟕<text:span text:style-name="T1">(Left Outer Join)</text:span></text:p>
          </table:table-cell>
          <table:table-cell table:style-name="Table4.A1" office:value-type="string">
            <text:p text:style-name="P57">When applying join on two relations R and S, Left Outer Joins gives all tuples of R in the result set. The tuples of R which do not satisfy the join condition will have values as NULL for attributes of S.</text:p>
          </table:table-cell>
        </table:table-row>
        <table:table-row>
          <table:table-cell table:style-name="Table4.A1" office:value-type="string">
            <text:p text:style-name="P58">⟖<text:span text:style-name="T1">(Right Outer Join)</text:span></text:p>
          </table:table-cell>
          <table:table-cell table:style-name="Table4.A1" office:value-type="string">
            <text:p text:style-name="P57">When applying join on two relations R and S, Right Outer Joins gives all tuples of S in the result set. The tuples of S which do not satisfy the join condition will have values as NULL for attributes of R.</text:p>
          </table:table-cell>
        </table:table-row>
        <table:table-row>
          <table:table-cell table:style-name="Table4.A1" office:value-type="string">
            <text:p text:style-name="P58">⟗<text:span text:style-name="T1">(Full Outer Join)</text:span></text:p>
          </table:table-cell>
          <table:table-cell table:style-name="Table4.A1" office:value-type="string">
            <text:p text:style-name="P57">When applying join on two relations R and S, Full Outer Joins gives all tuples of S and all tuples of R in the result set. The tuples of S which do not satisfy the join condition will have values as NULL for attributes of R and vice versa.</text:p>
          </table:table-cell>
        </table:table-row>
        <table:table-row>
          <table:table-cell table:style-name="Table4.A1" office:value-type="string">
            <text:p text:style-name="P57">/     (Division Operator)</text:p>
          </table:table-cell>
          <table:table-cell table:style-name="Table4.A1" office:value-type="string">
            <text:p text:style-name="P56"><text:span text:style-name="T91">Division operator A/B will return those tuples in A which is associated with every tuple of B.<text:line-break/></text:span><text:span text:style-name="Strong_20_Emphasis"><text:span text:style-name="T90">Note: </text:span></text:span><text:span text:style-name="T91">Attributes of B should be a proper subset of attributes of A. <text:line-break/>The attributes in A/B will be Attributes of A- Attribute of B.</text:span></text:p>
          </table:table-cell>
        </table:table-row>
      </table:table>
      <text:p text:style-name="P9"><text:span text:style-name="Strong_20_Emphasis"><text:span text:style-name="T51">Relational Calculus: </text:span></text:span><text:span text:style-name="T50">Relational calculus is a non-procedural query language. It explains what to do but not how to do it. It is of two types:</text:span></text:p>
      <text:list xml:id="list7197594951846158599" text:style-name="L17">
        <text:list-item text:start-value="1">
          <text:p text:style-name="P23"><text:soft-page-break/><text:a xlink:type="simple" xlink:href="https://www.geeksforgeeks.org/tuple-relational-calculus-trc-in-dbms/" text:style-name="Internet_20_link" text:visited-style-name="Visited_20_Internet_20_Link"><text:span text:style-name="Strong_20_Emphasis"><text:span text:style-name="T52">Tuple Relational Calculus:</text:span></text:span></text:a><text:span text:style-name="Strong_20_Emphasis"><text:span text:style-name="T50"> </text:span></text:span><text:span text:style-name="T50">The tuple relational calculus is based on specifying the number of tuple variables. Each variable usually ranges over a particular database relation. It is of the form <text:line-break/></text:span><text:span text:style-name="Strong_20_Emphasis"><text:span text:style-name="T51">{t| cond(t)} </text:span></text:span><text:span text:style-name="T50"><text:line-break/>where</text:span><text:span text:style-name="Strong_20_Emphasis"><text:span text:style-name="T50"> </text:span></text:span><text:span text:style-name="Strong_20_Emphasis"><text:span text:style-name="T51">t</text:span></text:span><text:span text:style-name="T50"> is the tuple variable and </text:span><text:span text:style-name="Strong_20_Emphasis"><text:span text:style-name="T51">cond(t)</text:span></text:span><text:span text:style-name="T50"> is a conditional expression involving t. The result of such query is the set of tuples of t that satisfy cond(t). </text:span></text:p>
        </text:list-item>
        <text:list-item text:start-value="2">
          <text:p text:style-name="P23"><text:a xlink:type="simple" xlink:href="https://www.geeksforgeeks.org/domain-relational-calculus-in-dbms/" text:style-name="Internet_20_link" text:visited-style-name="Visited_20_Internet_20_Link"><text:span text:style-name="Strong_20_Emphasis"><text:span text:style-name="T52">Domain Relational Calculus:</text:span></text:span></text:a><text:span text:style-name="Strong_20_Emphasis"><text:span text:style-name="T50"> </text:span></text:span><text:span text:style-name="T50">Unlike tuple calculus in Domain calculus variables range oer single values from domains of attributes. It is of the form<text:line-break/></text:span><text:span text:style-name="Strong_20_Emphasis"><text:span text:style-name="T51">{x1, x2, ……, xn</text:span></text:span><text:span text:style-name="Strong_20_Emphasis"><text:span text:style-name="T50"> </text:span></text:span><text:span text:style-name="Strong_20_Emphasis"><text:span text:style-name="T51">| cond (x1, x2, ……., xn, xn+1, xn+2, …….., xn+m)}</text:span></text:span><text:span text:style-name="T50"><text:line-break/>where</text:span><text:span text:style-name="Strong_20_Emphasis"><text:span text:style-name="T51">, x1, x2, ……., xn, xn+1, xn+2, …….., xn+m</text:span></text:span><text:span text:style-name="Strong_20_Emphasis"><text:span text:style-name="T50"> </text:span></text:span><text:span text:style-name="T50">are domain variables ranging over domains, and</text:span><text:span text:style-name="Strong_20_Emphasis"><text:span text:style-name="T50"> </text:span></text:span><text:span text:style-name="Strong_20_Emphasis"><text:span text:style-name="T51">cond </text:span></text:span><text:span text:style-name="T50">is a condition.</text:span><text:span text:style-name="Strong_20_Emphasis"><text:span text:style-name="T50"> </text:span></text:span></text:p>
        </text:list-item>
      </text:list>
      <text:p text:style-name="P9"><text:a xlink:type="simple" xlink:href="https://www.geeksforgeeks.org/sql-tutorial/" text:style-name="Internet_20_link" text:visited-style-name="Visited_20_Internet_20_Link"><text:span text:style-name="Strong_20_Emphasis"><text:span text:style-name="T52">SQL</text:span></text:span></text:a><text:span text:style-name="T50">: Structured Query Language, lets you access or modify databases. SQL can execute queries, retrieve data, insert records, update records, delete records, create a new database, create new tables, create views, and set permissions on tables, procedures, or views. </text:span></text:p>
      <text:p text:style-name="P9"><text:a xlink:type="simple" xlink:href="https://www.geeksforgeeks.org/sql-ddl-dql-dml-dcl-tcl-commands/" text:style-name="Internet_20_link" text:visited-style-name="Visited_20_Internet_20_Link"><text:span text:style-name="Strong_20_Emphasis"><text:span text:style-name="T52">SQL Commands:</text:span></text:span></text:a></text:p>
      <table:table table:name="Table5" table:style-name="Table5">
        <table:table-column table:style-name="Table5.A"/>
        <table:table-column table:style-name="Table5.B"/>
        <table:table-header-rows>
          <table:table-row>
            <table:table-cell table:style-name="Table5.A1" office:value-type="string">
              <text:p text:style-name="P61"><text:span text:style-name="Strong_20_Emphasis"><text:span text:style-name="T90">Operator</text:span></text:span></text:p>
            </table:table-cell>
            <table:table-cell table:style-name="Table5.A1" office:value-type="string">
              <text:p text:style-name="P61"><text:span text:style-name="Strong_20_Emphasis"><text:span text:style-name="T90">Meaning</text:span></text:span></text:p>
            </table:table-cell>
          </table:table-row>
        </table:table-header-rows>
        <table:table-row>
          <table:table-cell table:style-name="Table5.A1" office:value-type="string">
            <text:p text:style-name="P56"><text:a xlink:type="simple" xlink:href="https://www.geeksforgeeks.org/sql-select-query/" text:style-name="Internet_20_link" text:visited-style-name="Visited_20_Internet_20_Link"><text:span text:style-name="Strong_20_Emphasis"><text:span text:style-name="T92">SELECT</text:span></text:span></text:a></text:p>
          </table:table-cell>
          <table:table-cell table:style-name="Table5.A1" office:value-type="string">
            <text:p text:style-name="P56"><text:span text:style-name="T91">Selects columns from a relation or set of relations. It defines WHAT is to be returned. <text:line-break/></text:span><text:span text:style-name="Strong_20_Emphasis"><text:span text:style-name="T90">Note: </text:span></text:span><text:span text:style-name="T91">As opposed to Relational Algebra, it may give duplicate tuples for the repeated values of an attribute.</text:span></text:p>
          </table:table-cell>
        </table:table-row>
        <table:table-row>
          <table:table-cell table:style-name="Table5.A1" office:value-type="string">
            <text:p text:style-name="P56"><text:a xlink:type="simple" xlink:href="https://www.geeksforgeeks.org/sql-sub-queries-clause/" text:style-name="Internet_20_link" text:visited-style-name="Visited_20_Internet_20_Link"><text:span text:style-name="Strong_20_Emphasis"><text:span text:style-name="T92">FROM</text:span></text:span></text:a></text:p>
          </table:table-cell>
          <table:table-cell table:style-name="Table5.A1" office:value-type="string">
            <text:p text:style-name="P56"><text:span text:style-name="Strong_20_Emphasis"><text:span text:style-name="T90">FROM</text:span></text:span><text:span text:style-name="T91"> is used to define the Table(s) or View(s) used by the SELECT or WHERE statements</text:span></text:p>
          </table:table-cell>
        </table:table-row>
        <table:table-row>
          <table:table-cell table:style-name="Table5.A1" office:value-type="string">
            <text:p text:style-name="P56"><text:a xlink:type="simple" xlink:href="https://www.geeksforgeeks.org/sql-where-clause/" text:style-name="Internet_20_link" text:visited-style-name="Visited_20_Internet_20_Link"><text:span text:style-name="Strong_20_Emphasis"><text:span text:style-name="T92">WHERE</text:span></text:span></text:a></text:p>
          </table:table-cell>
          <table:table-cell table:style-name="Table5.A1" office:value-type="string">
            <text:p text:style-name="P56"><text:span text:style-name="Strong_20_Emphasis"><text:span text:style-name="T90">WHERE </text:span></text:span><text:span text:style-name="T91">is used to define what records are to be included in the query. It uses conditional operators. </text:span></text:p>
          </table:table-cell>
        </table:table-row>
        <table:table-row>
          <table:table-cell table:style-name="Table5.A1" office:value-type="string">
            <text:p text:style-name="P56"><text:a xlink:type="simple" xlink:href="https://www.geeksforgeeks.org/sql-exists/" text:style-name="Internet_20_link" text:visited-style-name="Visited_20_Internet_20_Link"><text:span text:style-name="Strong_20_Emphasis"><text:span text:style-name="T92">EXISTS</text:span></text:span></text:a></text:p>
          </table:table-cell>
          <table:table-cell table:style-name="Table5.A1" office:value-type="string">
            <text:p text:style-name="P56"><text:span text:style-name="Strong_20_Emphasis"><text:span text:style-name="T90">EXISTS </text:span></text:span><text:span text:style-name="T91">is used to check whether the result of a correlated nested query is empty (contains no tuples) or not.</text:span></text:p>
          </table:table-cell>
        </table:table-row>
        <table:table-row>
          <table:table-cell table:style-name="Table5.A1" office:value-type="string">
            <text:p text:style-name="P56"><text:a xlink:type="simple" xlink:href="https://www.geeksforgeeks.org/sql-group-by/" text:style-name="Internet_20_link" text:visited-style-name="Visited_20_Internet_20_Link"><text:span text:style-name="Strong_20_Emphasis"><text:span text:style-name="T92">GROUP BY</text:span></text:span></text:a></text:p>
          </table:table-cell>
          <table:table-cell table:style-name="Table5.A1" office:value-type="string">
            <text:p text:style-name="P56"><text:span text:style-name="Strong_20_Emphasis"><text:span text:style-name="T90">GROUP BY </text:span></text:span><text:span text:style-name="T91">is used to group the tuples based on some attribute or set of attributes like counting the number of students GROUP BY the department.</text:span></text:p>
          </table:table-cell>
        </table:table-row>
        <table:table-row>
          <table:table-cell table:style-name="Table5.A1" office:value-type="string">
            <text:p text:style-name="P56"><text:a xlink:type="simple" xlink:href="https://www.geeksforgeeks.org/sql-order-by/" text:style-name="Internet_20_link" text:visited-style-name="Visited_20_Internet_20_Link"><text:span text:style-name="Strong_20_Emphasis"><text:span text:style-name="T92">ORDER BY</text:span></text:span></text:a></text:p>
          </table:table-cell>
          <table:table-cell table:style-name="Table5.A1" office:value-type="string">
            <text:p text:style-name="P56"><text:span text:style-name="Strong_20_Emphasis"><text:span text:style-name="T90">ORDER BY </text:span></text:span><text:span text:style-name="T91">is used to sort the fetched data in either ascending or descending according to one or more columns.</text:span></text:p>
          </table:table-cell>
        </table:table-row>
        <table:table-row>
          <table:table-cell table:style-name="Table5.A1" office:value-type="string">
            <text:p text:style-name="P56"><text:a xlink:type="simple" xlink:href="https://www.geeksforgeeks.org/database-management-system-aggregate-functions/" text:style-name="Internet_20_link" text:visited-style-name="Visited_20_Internet_20_Link"><text:span text:style-name="Strong_20_Emphasis"><text:span text:style-name="T92">Aggregate functions</text:span></text:span></text:a></text:p>
          </table:table-cell>
          <table:table-cell table:style-name="Table5.A1" office:value-type="string">
            <text:p text:style-name="P56"><text:span text:style-name="T91">Find the aggregated value of an attribute. Used mostly with GROUP BY. e.g.; count, sum, min max. <text:line-break/></text:span><text:span text:style-name="Strong_20_Emphasis"><text:span text:style-name="T90">select count(*) from the student group by dept_id</text:span></text:span><text:span text:style-name="T91"><text:line-break/></text:span><text:span text:style-name="Strong_20_Emphasis"><text:span text:style-name="T90">Note:</text:span></text:span><text:span text:style-name="T91"> we can select only those columns which are part of GROUP BY.</text:span></text:p>
          </table:table-cell>
        </table:table-row>
        <table:table-row>
          <table:table-cell table:style-name="Table5.A1" office:value-type="string">
            <text:p text:style-name="P56"><text:a xlink:type="simple" xlink:href="https://www.geeksforgeeks.org/nested-queries-sql/" text:style-name="Internet_20_link" text:visited-style-name="Visited_20_Internet_20_Link"><text:span text:style-name="Strong_20_Emphasis"><text:span text:style-name="T92">Nested Queries</text:span></text:span></text:a></text:p>
          </table:table-cell>
          <table:table-cell table:style-name="Table5.A1" office:value-type="string">
            <text:p text:style-name="P57">When one query is a part of another query. </text:p>
          </table:table-cell>
        </table:table-row>
        <table:table-row>
          <table:table-cell table:style-name="Table5.A1" office:value-type="string">
            <text:p text:style-name="P56"><text:a xlink:type="simple" xlink:href="https://www.geeksforgeeks.org/sql-update-statement/" text:style-name="Internet_20_link" text:visited-style-name="Visited_20_Internet_20_Link"><text:span text:style-name="Strong_20_Emphasis"><text:span text:style-name="T92">UPDATE</text:span></text:span></text:a></text:p>
          </table:table-cell>
          <table:table-cell table:style-name="Table5.A1" office:value-type="string">
            <text:p text:style-name="P57">It is used to update records in a table.</text:p>
          </table:table-cell>
        </table:table-row>
        <table:table-row>
          <table:table-cell table:style-name="Table5.A1" office:value-type="string">
            <text:p text:style-name="P56"><text:a xlink:type="simple" xlink:href="https://www.geeksforgeeks.org/sql-delete-statement/" text:style-name="Internet_20_link" text:visited-style-name="Visited_20_Internet_20_Link"><text:span text:style-name="Strong_20_Emphasis"><text:span text:style-name="T92">DELETE</text:span></text:span></text:a></text:p>
          </table:table-cell>
          <table:table-cell table:style-name="Table5.A1" office:value-type="string">
            <text:p text:style-name="P57">It is used to delete rows in a table.</text:p>
          </table:table-cell>
        </table:table-row>
        <table:table-row>
          <table:table-cell table:style-name="Table5.A1" office:value-type="string">
            <text:p text:style-name="P56"><text:a xlink:type="simple" xlink:href="https://www.geeksforgeeks.org/sql-like/" text:style-name="Internet_20_link" text:visited-style-name="Visited_20_Internet_20_Link"><text:span text:style-name="Strong_20_Emphasis"><text:span text:style-name="T92">LIKE</text:span></text:span></text:a></text:p>
          </table:table-cell>
          <table:table-cell table:style-name="Table5.A1" office:value-type="string">
            <text:p text:style-name="P57">LIKE operator is used with the WHERE clause to search a specified pattern in a column.</text:p>
          </table:table-cell>
        </table:table-row>
        <table:table-row>
          <table:table-cell table:style-name="Table5.A1" office:value-type="string">
            <text:p text:style-name="P56"><text:a xlink:type="simple" xlink:href="https://www.geeksforgeeks.org/sql-between-in-operator/" text:style-name="Internet_20_link" text:visited-style-name="Visited_20_Internet_20_Link"><text:span text:style-name="Strong_20_Emphasis"><text:span text:style-name="T92">IN </text:span></text:span></text:a></text:p>
          </table:table-cell>
          <table:table-cell table:style-name="Table5.A1" office:value-type="string">
            <text:p text:style-name="P57">IN operator is used to specify multiple values in the WHERE clause.</text:p>
          </table:table-cell>
        </table:table-row>
        <text:soft-page-break/>
        <table:table-row>
          <table:table-cell table:style-name="Table5.A1" office:value-type="string">
            <text:p text:style-name="P56"><text:a xlink:type="simple" xlink:href="https://www.geeksforgeeks.org/sql-between-in-operator/" text:style-name="Internet_20_link" text:visited-style-name="Visited_20_Internet_20_Link"><text:span text:style-name="Strong_20_Emphasis"><text:span text:style-name="T92">BETWEEN</text:span></text:span></text:a></text:p>
          </table:table-cell>
          <table:table-cell table:style-name="Table5.A1" office:value-type="string">
            <text:p text:style-name="P57">It selects values within a range. </text:p>
          </table:table-cell>
        </table:table-row>
        <table:table-row>
          <table:table-cell table:style-name="Table5.A1" office:value-type="string">
            <text:p text:style-name="P56"><text:a xlink:type="simple" xlink:href="https://www.geeksforgeeks.org/sql-aliases/" text:style-name="Internet_20_link" text:visited-style-name="Visited_20_Internet_20_Link"><text:span text:style-name="Strong_20_Emphasis"><text:span text:style-name="T92">Aliases</text:span></text:span></text:a></text:p>
          </table:table-cell>
          <table:table-cell table:style-name="Table5.A1" office:value-type="string">
            <text:p text:style-name="P57">It is used to temporarily rename a table or a column heading. </text:p>
          </table:table-cell>
        </table:table-row>
        <table:table-row>
          <table:table-cell table:style-name="Table5.A1" office:value-type="string">
            <text:p text:style-name="P56"><text:a xlink:type="simple" xlink:href="https://www.geeksforgeeks.org/having-clause-in-ms-sql-server/" text:style-name="Internet_20_link" text:visited-style-name="Visited_20_Internet_20_Link"><text:span text:style-name="Strong_20_Emphasis"><text:span text:style-name="T92">HAVING</text:span></text:span></text:a></text:p>
          </table:table-cell>
          <table:table-cell table:style-name="Table5.A1" office:value-type="string">
            <text:p text:style-name="P57">The HAVING clause was added because the WHERE keyword could be used with aggregate functions. </text:p>
          </table:table-cell>
        </table:table-row>
      </table:table>
      <text:h text:style-name="P59" text:outline-level="2">File Structure</text:h>
      <text:p text:style-name="P9"><text:a xlink:type="simple" xlink:href="https://www.geeksforgeeks.org/file-organization-in-dbms-set-1/" text:style-name="Internet_20_link" text:visited-style-name="Visited_20_Internet_20_Link"><text:span text:style-name="Strong_20_Emphasis"><text:span text:style-name="T52">File organization:</text:span></text:span></text:a><text:span text:style-name="Strong_20_Emphasis"><text:span text:style-name="T50"> </text:span></text:span><text:span text:style-name="T50">It is</text:span><text:span text:style-name="Strong_20_Emphasis"><text:span text:style-name="T50"> </text:span></text:span><text:span text:style-name="T50">the logical relation between records and it defines how file records are mapped into disk blocks(memory). A database is a collection of files, each file is a collection of records, and each record contains a sequence of fields. </text:span><text:span text:style-name="Strong_20_Emphasis"><text:span text:style-name="T51">The blocking Factor</text:span></text:span><text:span text:style-name="T50"> is the average number of records per block. </text:span></text:p>
      <text:p text:style-name="P7">Strategies for storing files of records in block:</text:p>
      <text:list xml:id="list5868002898036776253" text:style-name="L18">
        <text:list-item text:start-value="1">
          <text:p text:style-name="P24"><text:span text:style-name="Strong_20_Emphasis"><text:span text:style-name="T51">Spanned Strategy: </text:span></text:span><text:span text:style-name="T50">It allows a partial part of the record to be stored in the block. It is suitable for variable-length records. No wastage of memory in spanned strategy but block access time gets increases. </text:span></text:p>
        </text:list-item>
        <text:list-item text:start-value="2">
          <text:p text:style-name="P24"><text:span text:style-name="Strong_20_Emphasis"><text:span text:style-name="T51">Unspanned Strategy: </text:span></text:span><text:span text:style-name="T50"> Data cannot be stored partially, the whole block will be occupied, this can lead to internal fragmentation and wastage of memory but block access time is reduced. This is suitable for fixed-length records. </text:span></text:p>
        </text:list-item>
      </text:list>
      <text:p text:style-name="P7">File organizations is of following types:</text:p>
      <text:list xml:id="list6889239773096987059" text:style-name="L19">
        <text:list-item text:start-value="1">
          <text:p text:style-name="P25"><text:a xlink:type="simple" xlink:href="https://www.geeksforgeeks.org/file-organization-in-dbms-set-1/" text:style-name="Internet_20_link" text:visited-style-name="Visited_20_Internet_20_Link"><text:span text:style-name="T52">Sequential File Organization</text:span></text:a></text:p>
        </text:list-item>
        <text:list-item text:start-value="2">
          <text:p text:style-name="P25"><text:a xlink:type="simple" xlink:href="https://www.geeksforgeeks.org/file-organization-in-dbms-set-1/" text:style-name="Internet_20_link" text:visited-style-name="Visited_20_Internet_20_Link"><text:span text:style-name="T52">Heap File Organization</text:span></text:a><text:span text:style-name="T50"> </text:span></text:p>
        </text:list-item>
        <text:list-item text:start-value="3">
          <text:p text:style-name="P25"><text:a xlink:type="simple" xlink:href="https://www.geeksforgeeks.org/file-organization-in-dbms-set-4/" text:style-name="Internet_20_link" text:visited-style-name="Visited_20_Internet_20_Link"><text:span text:style-name="T52">Hash File Organization </text:span></text:a></text:p>
        </text:list-item>
        <text:list-item text:start-value="4">
          <text:p text:style-name="P25"><text:a xlink:type="simple" xlink:href="https://www.geeksforgeeks.org/file-organization-in-dbms-set-3/" text:style-name="Internet_20_link" text:visited-style-name="Visited_20_Internet_20_Link"><text:span text:style-name="T52">B+ Tree File Organization </text:span></text:a></text:p>
        </text:list-item>
        <text:list-item text:start-value="5">
          <text:p text:style-name="P25"><text:a xlink:type="simple" xlink:href="https://www.geeksforgeeks.org/file-organization-in-dbms-set-3/" text:style-name="Internet_20_link" text:visited-style-name="Visited_20_Internet_20_Link"><text:span text:style-name="T52">Clustered File Organization </text:span></text:a></text:p>
        </text:list-item>
      </text:list>
      <text:p text:style-name="P9"><text:span text:style-name="Strong_20_Emphasis"><text:span text:style-name="T51">Sequential File: </text:span></text:span><text:span text:style-name="T50">In this method, files are stored in sequential order one after another.</text:span></text:p>
      <text:list xml:id="list235403412183991512" text:style-name="L20">
        <text:list-item text:start-value="1">
          <text:p text:style-name="P40"><text:span text:style-name="Strong_20_Emphasis"><text:span text:style-name="T51">Blocking factor: </text:span></text:span><draw:frame draw:style-name="fr1" draw:name="Frame1" text:anchor-type="char" svg:width="0.041cm" draw:z-index="0"><draw:text-box fo:min-height="0.041cm"><text:p text:style-name="Text_20_body">⌊<text:span text:style-name="T71">Block SizeRecord Size⌋</text:span></text:p></draw:text-box></draw:frame><text:span text:style-name="T50">⌊</text:span><text:span text:style-name="T54">Record</text:span><text:span text:style-name="T50"> </text:span><text:span text:style-name="T54">SizeBlock</text:span><text:span text:style-name="T50"> </text:span><text:span text:style-name="T54">Size</text:span><text:span text:style-name="T50">​⌋</text:span></text:p>
        </text:list-item>
        <text:list-item text:start-value="2">
          <text:p text:style-name="P40"><text:span text:style-name="Strong_20_Emphasis"><text:span text:style-name="T51">Number of record blocks: </text:span></text:span><draw:frame draw:style-name="fr1" draw:name="Frame2" text:anchor-type="char" svg:width="0.041cm" draw:z-index="1"><draw:text-box fo:min-height="0.041cm"><text:p text:style-name="Text_20_body">⌈<text:span text:style-name="T71">Total number of recordsBlocking factor⌉</text:span></text:p></draw:text-box></draw:frame><text:span text:style-name="T50">⌈</text:span><text:span text:style-name="T54">Blocking</text:span><text:span text:style-name="T50"> </text:span><text:span text:style-name="T54">factorTotal</text:span><text:span text:style-name="T50"> </text:span><text:span text:style-name="T54">number</text:span><text:span text:style-name="T50"> </text:span><text:span text:style-name="T54">of</text:span><text:span text:style-name="T50"> </text:span><text:span text:style-name="T54">records</text:span><text:span text:style-name="T50">​⌉</text:span></text:p>
        </text:list-item>
        <text:list-item text:start-value="3">
          <text:p text:style-name="P40"><text:span text:style-name="Strong_20_Emphasis"><text:span text:style-name="T51">Average number of blocks accessed by linear search: </text:span></text:span><draw:frame draw:style-name="fr1" draw:name="Frame3" text:anchor-type="char" svg:width="0.041cm" draw:z-index="2"><draw:text-box fo:min-height="0.041cm"><text:p text:style-name="Text_20_body">⌊<text:span text:style-name="T71">number of record blocks2⌋</text:span></text:p></draw:text-box></draw:frame><text:span text:style-name="T50">⌊2</text:span><text:span text:style-name="T54">number</text:span><text:span text:style-name="T50"> </text:span><text:span text:style-name="T54">of</text:span><text:span text:style-name="T50"> </text:span><text:span text:style-name="T54">record</text:span><text:span text:style-name="T50"> </text:span><text:span text:style-name="T54">blocks</text:span><text:span text:style-name="T50">​⌋</text:span></text:p>
        </text:list-item>
        <text:list-item text:start-value="4">
          <text:p text:style-name="P42"><text:span text:style-name="Strong_20_Emphasis"><text:span text:style-name="T51">Average number of blocks accessed by binary search: </text:span></text:span><draw:frame draw:style-name="fr1" draw:name="Frame4" text:anchor-type="char" svg:width="0.041cm" draw:z-index="3"><draw:text-box fo:min-height="0.041cm"><text:p text:style-name="Text_20_body">⌊<text:span text:style-name="T71">log2 number of record blocks⌋</text:span></text:p></draw:text-box></draw:frame><text:span text:style-name="T50">⌊</text:span><text:span text:style-name="T54">log</text:span><text:span text:style-name="T50">2​ </text:span><text:span text:style-name="T54">number</text:span><text:span text:style-name="T50"> </text:span><text:span text:style-name="T54">of</text:span><text:span text:style-name="T50"> </text:span><text:span text:style-name="T54">record</text:span><text:span text:style-name="T50"> </text:span><text:span text:style-name="T54">blocks</text:span><text:span text:style-name="T50">⌋</text:span></text:p>
        </text:list-item>
      </text:list>
      <text:p text:style-name="P9"><text:span text:style-name="Strong_20_Emphasis"><text:span text:style-name="T51">Index File: </text:span></text:span></text:p>
      <text:list xml:id="list8147939477748362483" text:style-name="L21">
        <text:list-item text:start-value="1">
          <text:p text:style-name="P41"><text:span text:style-name="Strong_20_Emphasis"><text:span text:style-name="T51">Index blocking factor: </text:span></text:span><draw:frame draw:style-name="fr1" draw:name="Frame5" text:anchor-type="char" svg:width="0.041cm" draw:z-index="4"><draw:text-box fo:min-height="0.041cm"><text:p text:style-name="Text_20_body">⌊<text:span text:style-name="T71">number of record blocks + 12⌋</text:span></text:p></draw:text-box></draw:frame><text:span text:style-name="T50">⌊2</text:span><text:span text:style-name="T54">number</text:span><text:span text:style-name="T50"> </text:span><text:span text:style-name="T54">of</text:span><text:span text:style-name="T50"> </text:span><text:span text:style-name="T54">record</text:span><text:span text:style-name="T50"> </text:span><text:span text:style-name="T54">blocks</text:span><text:span text:style-name="T50"> + 1​⌋</text:span></text:p>
        </text:list-item>
        <text:list-item text:start-value="2">
          <text:p text:style-name="P41"><text:span text:style-name="Strong_20_Emphasis"><text:span text:style-name="T51">First level index block: </text:span></text:span><draw:frame draw:style-name="fr1" draw:name="Frame6" text:anchor-type="char" svg:width="0.041cm" draw:z-index="5"><draw:text-box fo:min-height="0.041cm"><text:p text:style-name="Text_20_body">⌊<text:span text:style-name="T71">number of record blocksindex blocking factor⌋</text:span></text:p></draw:text-box></draw:frame><text:span text:style-name="T50">⌊</text:span><text:span text:style-name="T54">index</text:span><text:span text:style-name="T50"> </text:span><text:span text:style-name="T54">blocking</text:span><text:span text:style-name="T50"> </text:span><text:span text:style-name="T54">factornumber</text:span><text:span text:style-name="T50"> </text:span><text:span text:style-name="T54">of</text:span><text:span text:style-name="T50"> </text:span><text:span text:style-name="T54">record</text:span><text:span text:style-name="T50"> </text:span><text:span text:style-name="T54">blocks</text:span><text:span text:style-name="T50">​⌋</text:span></text:p>
        </text:list-item>
        <text:list-item text:start-value="3">
          <text:p text:style-name="P43"><text:span text:style-name="Strong_20_Emphasis"><text:span text:style-name="T51">Number of block accesses: </text:span></text:span><draw:frame draw:style-name="fr1" draw:name="Frame7" text:anchor-type="char" svg:width="0.041cm" draw:z-index="6"><draw:text-box fo:min-height="0.041cm"><text:p text:style-name="Text_20_body">⌊<text:span text:style-name="T71">log2 (first level index blocks)⌋+1</text:span></text:p></draw:text-box></draw:frame><text:span text:style-name="T50">⌊</text:span><text:span text:style-name="T54">log</text:span><text:span text:style-name="T50">2​ (</text:span><text:span text:style-name="T54">first</text:span><text:span text:style-name="T50"> </text:span><text:span text:style-name="T54">level</text:span><text:span text:style-name="T50"> </text:span><text:span text:style-name="T54">index</text:span><text:span text:style-name="T50"> </text:span><text:span text:style-name="T54">blocks</text:span><text:span text:style-name="T50">)⌋+1</text:span></text:p>
        </text:list-item>
      </text:list>
      <text:h text:style-name="P60" text:outline-level="2"><text:a xlink:type="simple" xlink:href="https://www.geeksforgeeks.org/indexing-in-databases-set-1/" text:style-name="Internet_20_link" text:visited-style-name="Visited_20_Internet_20_Link"><text:span text:style-name="Strong_20_Emphasis"><text:span text:style-name="T52">Indexing Type</text:span></text:span></text:a><text:span text:style-name="Strong_20_Emphasis"><text:span text:style-name="T51">:</text:span></text:span></text:h>
      <text:h text:style-name="P63" text:outline-level="3"><text:span text:style-name="Strong_20_Emphasis"><text:span text:style-name="T51">1. Single level Index</text:span></text:span></text:h>
      <text:list xml:id="list4609125206414562003" text:style-name="L22">
        <text:list-item text:start-value="1">
          <text:p text:style-name="P26"><text:span text:style-name="Strong_20_Emphasis"><text:span text:style-name="T51">Primary Index(Sparse): </text:span></text:span><text:span text:style-name="T50">A primary index is an ordered file(ordered with key field), records of fixed length with two fields. The first field is the same as the primary key of the data file and the second field is a pointer to a data block, where the key is available. In Sparse indexing,  for a set of database records there exists a single entry in the index file.</text:span></text:p>
          <text:list>
            <text:list-item text:start-value="1">
              <text:p text:style-name="P45"><text:soft-page-break/><text:span text:style-name="Strong_20_Emphasis"><text:span text:style-name="T51">Number of index file entries </text:span></text:span><text:span text:style-name="T50">≤</text:span><text:span text:style-name="Strong_20_Emphasis"><text:span text:style-name="T50"> </text:span></text:span><text:span text:style-name="Strong_20_Emphasis"><text:span text:style-name="T51">Number of database records.</text:span></text:span></text:p>
            </text:list-item>
          </text:list>
        </text:list-item>
        <text:list-item text:start-value="2">
          <text:p text:style-name="P26"><text:span text:style-name="Strong_20_Emphasis"><text:span text:style-name="T51">Secondary Index (Dense):</text:span></text:span><text:span text:style-name="T50"> Secondary index provides secondary means of accessing a file for which primary access already exists. In Dense indexing, for every database record, there exists an entry in the index file. The index blocking factor is the same for all indexes. </text:span></text:p>
          <text:list>
            <text:list-item text:start-value="1">
              <text:p text:style-name="P45"><text:span text:style-name="Strong_20_Emphasis"><text:span text:style-name="T51">Number of database records = Number of entries in the index file</text:span></text:span></text:p>
            </text:list-item>
            <text:list-item text:start-value="2">
              <text:p text:style-name="P49"><text:span text:style-name="Strong_20_Emphasis"><text:span text:style-name="T51">Number of block accesses= </text:span></text:span><draw:frame draw:style-name="fr1" draw:name="Frame8" text:anchor-type="char" svg:width="0.041cm" draw:z-index="7"><draw:text-box fo:min-height="0.041cm"><text:p text:style-name="Text_20_body">⌈<text:span text:style-name="T71">log2 (single level index block)⌉+1</text:span></text:p></draw:text-box></draw:frame><text:span text:style-name="T50">⌈</text:span><text:span text:style-name="T54">log</text:span><text:span text:style-name="T50">2​ (</text:span><text:span text:style-name="T54">single</text:span><text:span text:style-name="T50"> </text:span><text:span text:style-name="T54">level</text:span><text:span text:style-name="T50"> </text:span><text:span text:style-name="T54">index</text:span><text:span text:style-name="T50"> </text:span><text:span text:style-name="T54">block</text:span><text:span text:style-name="T50">)⌉+1</text:span></text:p>
            </text:list-item>
          </text:list>
        </text:list-item>
        <text:list-item text:start-value="3">
          <text:p text:style-name="P26"><text:span text:style-name="Strong_20_Emphasis"><text:span text:style-name="T51">Clustered Index(Sparse):</text:span></text:span><text:span text:style-name="T50"> A clustering index is created on a data file whose records are physically ordered on a non-key field (called a Clustering field).</text:span><text:span text:style-name="Strong_20_Emphasis"><text:span text:style-name="T50"> </text:span></text:span><text:span text:style-name="T50">Almost one clustering index is possible. </text:span></text:p>
          <text:list>
            <text:list-item text:start-value="1">
              <text:p text:style-name="P51"><text:span text:style-name="Strong_20_Emphasis"><text:span text:style-name="T51">Single-level index blocks= </text:span></text:span><draw:frame draw:style-name="fr1" draw:name="Frame9" text:anchor-type="char" svg:width="0.041cm" draw:z-index="8"><draw:text-box fo:min-height="0.041cm"><text:p text:style-name="Text_20_body">⌈<text:span text:style-name="T71">Number of distinct values over non key fieldIndex blocking factor⌉+1</text:span></text:p></draw:text-box></draw:frame><text:span text:style-name="T50">⌈</text:span><text:span text:style-name="T54">Index</text:span><text:span text:style-name="T50"> </text:span><text:span text:style-name="T54">blocking</text:span><text:span text:style-name="T50"> </text:span><text:span text:style-name="T54">factorNumber</text:span><text:span text:style-name="T50"> </text:span><text:span text:style-name="T54">of</text:span><text:span text:style-name="T50"> </text:span><text:span text:style-name="T54">distinct</text:span><text:span text:style-name="T50"> </text:span><text:span text:style-name="T54">values</text:span><text:span text:style-name="T50"> </text:span><text:span text:style-name="T54">over</text:span><text:span text:style-name="T50"> </text:span><text:span text:style-name="T54">non</text:span><text:span text:style-name="T50"> </text:span><text:span text:style-name="T54">key</text:span><text:span text:style-name="T50"> </text:span><text:span text:style-name="T54">field</text:span><text:span text:style-name="T50">​⌉+1</text:span></text:p>
            </text:list-item>
            <text:list-item text:start-value="2">
              <text:p text:style-name="P49"><text:span text:style-name="Strong_20_Emphasis"><text:span text:style-name="T51">Number of block accesses= </text:span></text:span><draw:frame draw:style-name="fr1" draw:name="Frame10" text:anchor-type="char" svg:width="0.041cm" draw:z-index="9"><draw:text-box fo:min-height="0.041cm"><text:p text:style-name="Text_20_body">⌈<text:span text:style-name="T71">log2 (single level index block)⌉+1</text:span></text:p></draw:text-box></draw:frame><text:span text:style-name="T50">⌈</text:span><text:span text:style-name="T54">log</text:span><text:span text:style-name="T50">2​ (</text:span><text:span text:style-name="T54">single</text:span><text:span text:style-name="T50"> </text:span><text:span text:style-name="T54">level</text:span><text:span text:style-name="T50"> </text:span><text:span text:style-name="T54">index</text:span><text:span text:style-name="T50"> </text:span><text:span text:style-name="T54">block</text:span><text:span text:style-name="T50">)⌉+1</text:span></text:p>
            </text:list-item>
          </text:list>
        </text:list-item>
      </text:list>
      <text:h text:style-name="P63" text:outline-level="3"><text:span text:style-name="Strong_20_Emphasis"><text:span text:style-name="T51">2. Multilevel Index</text:span></text:span></text:h>
      <text:list xml:id="list7000640320518521849" text:style-name="L23">
        <text:list-item text:start-value="1">
          <text:p text:style-name="P27"><text:span text:style-name="Strong_20_Emphasis"><text:span text:style-name="T51">Indexed sequential access method: </text:span></text:span><text:span text:style-name="T50">Second level index is always sparse. </text:span></text:p>
          <text:list>
            <text:list-item text:start-value="1">
              <text:p text:style-name="P46"><text:span text:style-name="Strong_20_Emphasis"><text:span text:style-name="T51">Level 1 </text:span></text:span><text:span text:style-name="T50">= “first-level index blocks” computed by index</text:span></text:p>
            </text:list-item>
            <text:list-item text:start-value="2">
              <text:p text:style-name="P52"><text:span text:style-name="Strong_20_Emphasis"><text:span text:style-name="T51">Level 2</text:span></text:span><text:span text:style-name="T50"> =  </text:span><draw:frame draw:style-name="fr1" draw:name="Frame11" text:anchor-type="char" svg:width="0.041cm" draw:z-index="10"><draw:text-box fo:min-height="0.041cm"><text:p text:style-name="Text_20_body">⌈<text:span text:style-name="T71">Number of blocks in level (1)index blocking factor⌉ </text:span></text:p></draw:text-box></draw:frame><text:span text:style-name="T50">⌈</text:span><text:span text:style-name="T54">index</text:span><text:span text:style-name="T50"> </text:span><text:span text:style-name="T54">blocking</text:span><text:span text:style-name="T50"> </text:span><text:span text:style-name="T54">factorNumber</text:span><text:span text:style-name="T50"> </text:span><text:span text:style-name="T54">of</text:span><text:span text:style-name="T50"> </text:span><text:span text:style-name="T54">blocks</text:span><text:span text:style-name="T50"> </text:span><text:span text:style-name="T54">in</text:span><text:span text:style-name="T50"> </text:span><text:span text:style-name="T54">level</text:span><text:span text:style-name="T50"> (1)​⌉ </text:span></text:p>
            </text:list-item>
            <text:list-item text:start-value="3">
              <text:p text:style-name="P52"><text:span text:style-name="Strong_20_Emphasis"><text:span text:style-name="T51">Level n </text:span></text:span><text:span text:style-name="T50">= </text:span><draw:frame draw:style-name="fr1" draw:name="Frame12" text:anchor-type="char" svg:width="0.041cm" draw:z-index="11"><draw:text-box fo:min-height="0.041cm"><text:p text:style-name="Text_20_body">⌈<text:span text:style-name="T71">Number of blocks in level (n−1)index blocking factor⌉=1</text:span></text:p></draw:text-box></draw:frame><text:span text:style-name="T50">⌈</text:span><text:span text:style-name="T54">index</text:span><text:span text:style-name="T50"> </text:span><text:span text:style-name="T54">blocking</text:span><text:span text:style-name="T50"> </text:span><text:span text:style-name="T54">factorNumber</text:span><text:span text:style-name="T50"> </text:span><text:span text:style-name="T54">of</text:span><text:span text:style-name="T50"> </text:span><text:span text:style-name="T54">blocks</text:span><text:span text:style-name="T50"> </text:span><text:span text:style-name="T54">in</text:span><text:span text:style-name="T50"> </text:span><text:span text:style-name="T54">level</text:span><text:span text:style-name="T50"> (</text:span><text:span text:style-name="T54">n</text:span><text:span text:style-name="T50">−1)​⌉=1</text:span></text:p>
            </text:list-item>
            <text:list-item text:start-value="4">
              <text:p text:style-name="P50"><text:span text:style-name="Strong_20_Emphasis"><text:span text:style-name="T51">Number of blocks</text:span></text:span><text:span text:style-name="T50"> = </text:span><draw:frame draw:style-name="fr1" draw:name="Frame13" text:anchor-type="char" svg:width="0.041cm" draw:z-index="12"><draw:text-box fo:min-height="0.041cm"><text:p text:style-name="Text_20_body">∑<text:span text:style-name="T71">i=1n(Number of blocks in level i)</text:span></text:p></draw:text-box></draw:frame><text:span text:style-name="T50">∑</text:span><text:span text:style-name="T54">i</text:span><text:span text:style-name="T50">=1</text:span><text:span text:style-name="T54">n</text:span><text:span text:style-name="T50">​(</text:span><text:span text:style-name="T54">Number</text:span><text:span text:style-name="T50"> </text:span><text:span text:style-name="T54">of</text:span><text:span text:style-name="T50"> </text:span><text:span text:style-name="T54">blocks</text:span><text:span text:style-name="T50"> </text:span><text:span text:style-name="T54">in</text:span><text:span text:style-name="T50"> </text:span><text:span text:style-name="T54">level</text:span><text:span text:style-name="T50"> </text:span><text:span text:style-name="T54">i</text:span><text:span text:style-name="T50">)</text:span></text:p>
            </text:list-item>
            <text:list-item text:start-value="5">
              <text:p text:style-name="P46"><text:span text:style-name="Strong_20_Emphasis"><text:span text:style-name="T51">Number of block access </text:span></text:span><text:span text:style-name="T50">= n+1</text:span></text:p>
            </text:list-item>
          </text:list>
        </text:list-item>
        <text:list-item text:start-value="2">
          <text:p text:style-name="P27"><text:span text:style-name="Strong_20_Emphasis"><text:span text:style-name="T51">B-Tree: </text:span></text:span><text:span text:style-name="T50">Also known as Baye’s or balanced Search Tree. At every level, we have Key and Data pointers, and data pointer points either block or record. </text:span></text:p>
          <text:list>
            <text:list-item text:start-value="1">
              <text:p text:style-name="P46"><text:span text:style-name="Strong_20_Emphasis"><text:span text:style-name="T51">Root node: </text:span></text:span><text:span text:style-name="T50">B-tree can have children between </text:span><text:span text:style-name="Strong_20_Emphasis"><text:span text:style-name="T51">2</text:span></text:span><text:span text:style-name="T50"> and </text:span><text:span text:style-name="Strong_20_Emphasis"><text:span text:style-name="T51">p</text:span></text:span><text:span text:style-name="T50">, where p is the Order of the tree.</text:span></text:p>
            </text:list-item>
            <text:list-item text:start-value="2">
              <text:p text:style-name="P52"><text:span text:style-name="Strong_20_Emphasis"><text:span text:style-name="T51">Internal Node: </text:span></text:span><draw:frame draw:style-name="fr1" draw:name="Frame14" text:anchor-type="char" svg:width="0.041cm" draw:z-index="13"><draw:text-box fo:min-height="0.041cm"><text:p text:style-name="Text_20_body">⌈<text:span text:style-name="T71">n2⌉    </text:span></text:p></draw:text-box></draw:frame><text:span text:style-name="T50">⌈2</text:span><text:span text:style-name="T54">n</text:span><text:span text:style-name="T50">​⌉  to n children.</text:span></text:p>
            </text:list-item>
            <text:list-item text:start-value="3">
              <text:p text:style-name="P46"><text:span text:style-name="Strong_20_Emphasis"><text:span text:style-name="T51">Leaf nodes</text:span></text:span><text:span text:style-name="T50"> all are at the same level.</text:span></text:p>
            </text:list-item>
            <text:list-item text:start-value="4">
              <text:p text:style-name="P46"><text:span text:style-name="Strong_20_Emphasis"><text:span text:style-name="T51">Block size </text:span></text:span><text:span text:style-name="T50">= p × (size of block pointer) + (p-1)× (Size of key field + size of record pointer)</text:span></text:p>
            </text:list-item>
            <text:list-item text:start-value="5">
              <text:p text:style-name="P50"><text:span text:style-name="Strong_20_Emphasis"><text:span text:style-name="T51">Minimum number of nodes</text:span></text:span><text:span text:style-name="T50"> = </text:span><draw:frame draw:style-name="fr1" draw:name="Frame15" text:anchor-type="char" svg:width="0.041cm" draw:z-index="14"><draw:text-box fo:min-height="0.041cm"><text:p text:style-name="P2">1+(2[(p2)h−1](p2)−2)</text:p></draw:text-box></draw:frame><text:span text:style-name="T50">1+((2</text:span><text:span text:style-name="T54">p</text:span><text:span text:style-name="T50">​)−22[(2</text:span><text:span text:style-name="T54">p</text:span><text:span text:style-name="T50">​)</text:span><text:span text:style-name="T54">h</text:span><text:span text:style-name="T50">−1]​)</text:span></text:p>
            </text:list-item>
            <text:list-item text:start-value="6">
              <text:p text:style-name="P46"><text:span text:style-name="Strong_20_Emphasis"><text:span text:style-name="T51">Maximum number of nodes</text:span></text:span><text:span text:style-name="T50"> = \frac{p^{h+1}-1}{p-1}</text:span></text:p>
            </text:list-item>
            <text:list-item text:start-value="7">
              <text:p text:style-name="P46"><text:span text:style-name="Strong_20_Emphasis"><text:span text:style-name="T51">Minimum height </text:span></text:span><text:span text:style-name="T50">= \left ( \left \lceil log_p \ l \right \rceil \right ) l is the number of leaves</text:span></text:p>
            </text:list-item>
            <text:list-item text:start-value="8">
              <text:p text:style-name="P46"><text:span text:style-name="Strong_20_Emphasis"><text:span text:style-name="T51">Maximum height</text:span></text:span><text:span text:style-name="T50"> = \left \lfloor 1 +log_{\frac {p}{2}} \frac{l}{2} \right \rfloor</text:span></text:p>
            </text:list-item>
          </text:list>
        </text:list-item>
        <text:list-item text:start-value="3">
          <text:p text:style-name="P27"><text:soft-page-break/><text:span text:style-name="Strong_20_Emphasis"><text:span text:style-name="T51">B+</text:span></text:span><text:span text:style-name="Strong_20_Emphasis"><text:span text:style-name="T50"> </text:span></text:span><text:span text:style-name="Strong_20_Emphasis"><text:span text:style-name="T51">Tree: </text:span></text:span><text:span text:style-name="T50">It is the same as B-tree. All the records are available at the leaf (last) level. B+ tree allows both sequential and random access whereas in B-tree only random access was allowed. Each leaf node has one block pointer and all the leaf nodes are connected to the next leaf node using a block pointer.</text:span></text:p>
          <text:list>
            <text:list-item text:start-value="1">
              <text:p text:style-name="P46"><text:span text:style-name="Strong_20_Emphasis"><text:span text:style-name="T51">Order of non-leaf node</text:span></text:span><text:span text:style-name="T50">= [p × size of block pointer] + [(p-1) × size of key field] &lt;= Block size.</text:span></text:p>
            </text:list-item>
            <text:list-item text:start-value="2">
              <text:p text:style-name="P46"><text:span text:style-name="Strong_20_Emphasis"><text:span text:style-name="T51">Order of Leaf node</text:span></text:span><text:span text:style-name="T50">= [(pleaf -1) × (size of key field + size of record pointer) + p × (size of block pointer) &lt;= Block size]</text:span></text:p>
            </text:list-item>
          </text:list>
        </text:list-item>
      </text:list>
      <text:h text:style-name="P59" text:outline-level="2">Transaction and Concurrency Control</text:h>
      <text:p text:style-name="P7">A transaction is a unit of instruction or set of instructions that performs a logical unit of work. Transaction processes are always atomic in nature either they will execute completely or do not execute. </text:p>
      <text:p text:style-name="P9"><text:a xlink:type="simple" xlink:href="https://www.geeksforgeeks.org/acid-properties-in-dbms/" text:style-name="Internet_20_link" text:visited-style-name="Visited_20_Internet_20_Link"><text:span text:style-name="Strong_20_Emphasis"><text:span text:style-name="T52">Transaction Properties:</text:span></text:span></text:a></text:p>
      <text:list xml:id="list6285434715113336795" text:style-name="L24">
        <text:list-item text:start-value="1">
          <text:p text:style-name="P28"><text:span text:style-name="Strong_20_Emphasis"><text:span text:style-name="T51">Atomicity:</text:span></text:span><text:span text:style-name="T50"> Either execute all operations or none of them. It is managed by the transaction Management Component.</text:span></text:p>
        </text:list-item>
        <text:list-item text:start-value="2">
          <text:p text:style-name="P28"><text:span text:style-name="Strong_20_Emphasis"><text:span text:style-name="T51">Consistency:</text:span></text:span><text:span text:style-name="T50"> Database must be consistent before and after the execution of the transaction. If atomicity, isolation, and durability are implemented accurately, consistency will be achieved automatically. </text:span></text:p>
        </text:list-item>
        <text:list-item text:start-value="3">
          <text:p text:style-name="P28"><text:span text:style-name="Strong_20_Emphasis"><text:span text:style-name="T51">Isolation:</text:span></text:span><text:span text:style-name="T50"> In concurrent transactions, the execution of one transaction must not affect the execution of another transaction. It is managed by the Concurrency Control component. </text:span></text:p>
        </text:list-item>
        <text:list-item text:start-value="4">
          <text:p text:style-name="P28"><text:span text:style-name="Strong_20_Emphasis"><text:span text:style-name="T51">Durability:</text:span></text:span><text:span text:style-name="T50"> After the commit operation, the changes should be durable and persist always in the database. It is managed by the Recovery Management component. </text:span></text:p>
        </text:list-item>
      </text:list>
      <text:p text:style-name="P9"><text:span text:style-name="Strong_20_Emphasis"><text:span text:style-name="T51">Schedule: </text:span></text:span><text:span text:style-name="T50">Sequences in which instructions of the concurrent transactions get executed. Schedules are of two types: </text:span></text:p>
      <text:list xml:id="list3276048909182718620" text:style-name="L25">
        <text:list-item text:start-value="1">
          <text:p text:style-name="P29"><text:span text:style-name="Strong_20_Emphasis"><text:span text:style-name="T51">Serial Schedule: </text:span></text:span><text:span text:style-name="T50">Transactions execute one by one, another transaction will begin after the commit of the first transaction. It is inconsistent and the system’s efficiency is so poor due to no concurrency. </text:span></text:p>
          <text:list>
            <text:list-item text:start-value="1">
              <text:p text:style-name="P47"><text:span text:style-name="T50">The number of possible serial schedules with n transactions = </text:span><text:span text:style-name="Strong_20_Emphasis"><text:span text:style-name="T51">n!</text:span></text:span></text:p>
            </text:list-item>
          </text:list>
        </text:list-item>
        <text:list-item text:start-value="2">
          <text:p text:style-name="P29"><text:span text:style-name="Strong_20_Emphasis"><text:span text:style-name="T51">Non-Serial Schedule: </text:span></text:span><text:span text:style-name="T50">When two or more transactions can execute simultaneously. This may lead to inconsistency, but have better throughput and less response time. </text:span></text:p>
          <text:list>
            <text:list-item text:start-value="1">
              <text:p text:style-name="P53">The number of possible non-serial schedules with n transactions = Total Schedule – Serial Schedule<text:line-break/><draw:frame draw:style-name="fr1" draw:name="Frame16" text:anchor-type="char" svg:width="0.041cm" draw:z-index="15"><draw:text-box fo:min-height="0.041cm"><text:p text:style-name="P2">(n1+n2+n3+……..+nnn1! n2! n3!…….nn!)−n!</text:p></draw:text-box></draw:frame>(<text:span text:style-name="T67">n</text:span>1​! <text:span text:style-name="T67">n</text:span>2​! <text:span text:style-name="T67">n</text:span>3​!…….<text:span text:style-name="T67">n</text:span><text:span text:style-name="T67">n</text:span>​!<text:span text:style-name="T67">n</text:span>1​+<text:span text:style-name="T67">n</text:span>2​+<text:span text:style-name="T67">n</text:span>3​+……..+<text:span text:style-name="T67">n</text:span><text:span text:style-name="T67">n</text:span>​​)−<text:span text:style-name="T67">n</text:span>!</text:p>
            </text:list-item>
          </text:list>
        </text:list-item>
      </text:list>
      <text:p text:style-name="P9"><text:span text:style-name="Strong_20_Emphasis"><text:span text:style-name="T55">∩ </text:span></text:span><text:span text:style-name="Strong_20_Emphasis"><text:span text:style-name="T51">(Intersection)Serializability: </text:span></text:span><text:span text:style-name="T50"> A schedule is said to be serializable if it is equivalent to a serial schedule. It is categorized into two categories: Conflict Seriablizability, and View Serializability. </text:span></text:p>
      <text:p text:style-name="P9"><text:soft-page-break/><text:a xlink:type="simple" xlink:href="https://www.geeksforgeeks.org/conflict-serializability-in-dbms/" text:style-name="Internet_20_link" text:visited-style-name="Visited_20_Internet_20_Link"><text:span text:style-name="Strong_20_Emphasis"><text:span text:style-name="T52">Conflict Serializability: </text:span></text:span></text:a><text:span text:style-name="T50">A schedule will be conflict serializable if it can be transformed into a serial schedule by swapping non-conflicting operations. It is a polynomial-time problem. </text:span></text:p>
      <text:list xml:id="list534099341314761280" text:style-name="L26">
        <text:list-item text:start-value="1">
          <text:p text:style-name="P30"><text:span text:style-name="Strong_20_Emphasis"><text:span text:style-name="T51">Conflicting operations: </text:span></text:span><text:span text:style-name="T50">Two operations will be conflicting if</text:span><text:span text:style-name="Strong_20_Emphasis"><text:span text:style-name="T50">  </text:span></text:span></text:p>
          <text:list>
            <text:list-item text:start-value="1">
              <text:p text:style-name="P54">They belong to different transactions.</text:p>
            </text:list-item>
            <text:list-item text:start-value="2">
              <text:p text:style-name="P54">They are working on the same data item.</text:p>
            </text:list-item>
            <text:list-item text:start-value="3">
              <text:p text:style-name="P54">At least one of them is the Write operation.</text:p>
            </text:list-item>
          </text:list>
        </text:list-item>
      </text:list>
      <text:p text:style-name="P9"><text:a xlink:type="simple" xlink:href="https://www.geeksforgeeks.org/view-serializability-in-dbms/" text:style-name="Internet_20_link" text:visited-style-name="Visited_20_Internet_20_Link"><text:span text:style-name="Strong_20_Emphasis"><text:span text:style-name="T52">View Serializability: </text:span></text:span></text:a><text:span text:style-name="T50">A schedule will be view serializable if it is view equivalent to a serial schedule. It is an NP-Complete Problem. </text:span></text:p>
      <text:list xml:id="list8957098881213471055" text:style-name="L27">
        <text:list-item text:start-value="1">
          <text:p text:style-name="P37">Check whether it is conflict serializable or not, if Yes then it is view serializable.</text:p>
        </text:list-item>
        <text:list-item text:start-value="2">
          <text:p text:style-name="P37">If the schedule does not conflict with serializable then check whether it has blind write or not. If it does not have blind write then it is not view serializable. [To be view serializable a schedule must have a blind write]</text:p>
        </text:list-item>
        <text:list-item text:start-value="3">
          <text:p text:style-name="P37">If the schedule has blind write, Now check whether the schedule is view-equivalent to any other serial schedule. </text:p>
        </text:list-item>
        <text:list-item text:start-value="4">
          <text:p text:style-name="P37">Now, draw a precedence graph using given dependencies. If no cycle/loop exists in the graph, then the schedule would be a View-Serializable otherwise not.</text:p>
        </text:list-item>
      </text:list>
      <text:p text:style-name="P9"><text:a xlink:type="simple" xlink:href="https://www.geeksforgeeks.org/types-of-schedules-based-recoverability-in-dbms/" text:style-name="Internet_20_link" text:visited-style-name="Visited_20_Internet_20_Link"><text:span text:style-name="Strong_20_Emphasis"><text:span text:style-name="T52">Types of Schedule based recoverability:</text:span></text:span></text:a></text:p>
      <text:list xml:id="list4143805465776897251" text:style-name="L28">
        <text:list-item text:start-value="1">
          <text:p text:style-name="P31"><text:span text:style-name="Strong_20_Emphasis"><text:span text:style-name="T51">Irrecoverable Schedule:</text:span></text:span><text:span text:style-name="T50"> A transaction is impossible to roll back once the commit operation is done. </text:span></text:p>
        </text:list-item>
        <text:list-item text:start-value="2">
          <text:p text:style-name="P31"><text:a xlink:type="simple" xlink:href="https://www.geeksforgeeks.org/recoverability-in-dbms/" text:style-name="Internet_20_link" text:visited-style-name="Visited_20_Internet_20_Link"><text:span text:style-name="Strong_20_Emphasis"><text:span text:style-name="T52">Recoverable Schedule:</text:span></text:span></text:a><text:span text:style-name="Strong_20_Emphasis"><text:span text:style-name="T50"> </text:span></text:span><text:span text:style-name="T50">A schedule is recoverable if a transaction Ti reads a data item previously written by Transaction Tj, the commit operation  Tj appears before the commit operation of Ti. </text:span></text:p>
        </text:list-item>
        <text:list-item text:start-value="3">
          <text:p text:style-name="P31"><text:a xlink:type="simple" xlink:href="https://www.geeksforgeeks.org/cascadeless-in-dbms/" text:style-name="Internet_20_link" text:visited-style-name="Visited_20_Internet_20_Link"><text:span text:style-name="Strong_20_Emphasis"><text:span text:style-name="T52">Cascadeless Recoverable Schedule</text:span></text:span></text:a><text:span text:style-name="Strong_20_Emphasis"><text:span text:style-name="T51">: </text:span></text:span><text:span text:style-name="T50">Cascadeless Schedule avoids cascading aborts/rollbacks (ACA). Schedules in which transactions read values only after all transactions whose changes they are going to read commit are called cascadeless schedules. Avoids that a single transaction abort leads to a series of transaction rollbacks.</text:span></text:p>
          <text:list>
            <text:list-item text:start-value="1">
              <text:p text:style-name="P48"><text:span text:style-name="Strong_20_Emphasis"><text:span text:style-name="T51">Cascading rollback:</text:span></text:span><text:span text:style-name="T50"> When failure of a single transaction leads to a series of transaction rollbacks.</text:span></text:p>
            </text:list-item>
          </text:list>
        </text:list-item>
        <text:list-item text:start-value="4">
          <text:p text:style-name="P31"><text:span text:style-name="Strong_20_Emphasis"><text:span text:style-name="T51">Strict Recoverable Schedule:</text:span></text:span><text:span text:style-name="T50"> If there is no read or write in the schedule before the commit, then such schedule are known as a Strict recoverable schedule. </text:span></text:p>
        </text:list-item>
      </text:list>
      <text:p text:style-name="P3"><draw:frame draw:style-name="fr2" draw:name="graphics4" text:anchor-type="as-char" svg:width="16.986cm" svg:height="0.998cm" draw:z-index="16"><draw:image xlink:href="https://media.geeksforgeeks.org/wp-content/uploads/20220729163900/serializability.jpg" xlink:type="simple" xlink:show="embed" xlink:actuate="onLoad"/></draw:frame></text:p>
      <text:p text:style-name="P9"><text:span text:style-name="Strong_20_Emphasis"><text:span text:style-name="T51">Concurrency Control with Locks: </text:span></text:span></text:p>
      <text:p text:style-name="P7"><text:soft-page-break/>To achieve consistency,  isolation is the most important concept. Isolation can be achieved using locking very easily. A schedule acquires a lock prior to accessing the transaction and the lock is released when the transaction is completed. A locking protocol is a set of rules followed by all transactions while requesting and releasing locks. Locking protocols restrict the set of possible schedules. </text:p>
      <text:p text:style-name="P9"><text:span text:style-name="Strong_20_Emphasis"><text:span text:style-name="T51">Lock Types:</text:span></text:span></text:p>
      <text:p text:style-name="P9"><text:span text:style-name="Strong_20_Emphasis"><text:span text:style-name="T51">Binary Locks</text:span></text:span></text:p>
      <text:list xml:id="list8077934407868203249" text:style-name="L29">
        <text:list-item text:start-value="1">
          <text:p text:style-name="P38">It is in two states: Locked(1) or Unlocked(0)</text:p>
        </text:list-item>
        <text:list-item text:start-value="2">
          <text:p text:style-name="P38">When an object is locked it is unavailable to other objects.</text:p>
        </text:list-item>
        <text:list-item text:start-value="3">
          <text:p text:style-name="P38">When an object is unlocked then it is open to transactions.</text:p>
        </text:list-item>
        <text:list-item text:start-value="4">
          <text:p text:style-name="P38">An object is unlocked when the transaction is unlocked. </text:p>
        </text:list-item>
        <text:list-item text:start-value="5">
          <text:p text:style-name="P38">Every transaction locks a data item before use and unlocks/releases it after use.</text:p>
        </text:list-item>
        <text:list-item text:start-value="6">
          <text:p text:style-name="P38">Issues with binary locks: Irrecoverability, Deadlock, and Low concurrency.</text:p>
        </text:list-item>
      </text:list>
      <text:p text:style-name="P9"><text:span text:style-name="Strong_20_Emphasis"><text:span text:style-name="T51">Shared/Exclusive Locks:</text:span></text:span></text:p>
      <text:list xml:id="list7447529916629427449" text:style-name="L30">
        <text:list-item text:start-value="1">
          <text:p text:style-name="P32"><text:span text:style-name="Strong_20_Emphasis"><text:span text:style-name="T51">Shared (S Mode): </text:span></text:span><text:span text:style-name="T50">It is denoted by lock-S(Q), the transaction can perform a read operation, and any other transaction can also obtain the same lock on same data item at the same time and can also perform a read operation only. </text:span></text:p>
        </text:list-item>
        <text:list-item text:start-value="2">
          <text:p text:style-name="P32"><text:span text:style-name="Strong_20_Emphasis"><text:span text:style-name="T51">Exclusive (X Mode): </text:span></text:span><text:span text:style-name="T50">It is denoted by lock- X(Q), the transaction can perform both read and write operations, any other transaction can not obtain either shared/exclusive lock.</text:span></text:p>
        </text:list-item>
      </text:list>
      <text:p text:style-name="P9"><text:span text:style-name="Strong_20_Emphasis"><text:span text:style-name="T51">Two-Phase Locking: </text:span></text:span><text:span text:style-name="T50">This protocol requires that each transaction in a schedule will be two phases: i.e. Growing phase and the shrinking phase. </text:span></text:p>
      <text:list xml:id="list8005466751380021231" text:style-name="L31">
        <text:list-item text:start-value="1">
          <text:p text:style-name="P39">In the growing phase, transactions can only obtain locks but cannot release any lock. </text:p>
        </text:list-item>
        <text:list-item text:start-value="2">
          <text:p text:style-name="P39">In the shrinking phase, transactions can only release locks but can not obtain any lock.</text:p>
        </text:list-item>
        <text:list-item text:start-value="3">
          <text:p text:style-name="P39">The transaction can perform read/write operations in both the growing as well as in shrinking phase.</text:p>
        </text:list-item>
        <text:list-item text:start-value="4">
          <text:p text:style-name="P33"><text:span text:style-name="Strong_20_Emphasis"><text:span text:style-name="T51">Rules for 2-PL:</text:span></text:span></text:p>
          <text:list>
            <text:list-item text:start-value="1">
              <text:p text:style-name="P55">Two transactions cannot have conflicting locks.</text:p>
            </text:list-item>
            <text:list-item text:start-value="2">
              <text:p text:style-name="P55">No unlock operation can precede a lock operation in the same transaction.</text:p>
            </text:list-item>
            <text:list-item text:start-value="3">
              <text:p text:style-name="P55">No data are affected until all locks are obtained.</text:p>
            </text:list-item>
          </text:list>
        </text:list-item>
        <text:list-item text:start-value="5">
          <text:p text:style-name="P33"><text:span text:style-name="Strong_20_Emphasis"><text:span text:style-name="T51">Basic 2-PL:</text:span></text:span></text:p>
          <text:list>
            <text:list-item text:start-value="1">
              <text:p text:style-name="P55">Equal serial schedule based on lock point. </text:p>
            </text:list-item>
            <text:list-item text:start-value="2">
              <text:p text:style-name="P55">It has recoverability, deadlock, and starvation. </text:p>
            </text:list-item>
          </text:list>
        </text:list-item>
        <text:list-item text:start-value="6">
          <text:p text:style-name="P33"><text:span text:style-name="Strong_20_Emphasis"><text:span text:style-name="T51">Strict 2-PL:</text:span></text:span></text:p>
          <text:list>
            <text:list-item text:start-value="1">
              <text:p text:style-name="P55">Basic 2-PL with all exclusive locks should be hold until commit/roll back.</text:p>
            </text:list-item>
            <text:list-item text:start-value="2">
              <text:p text:style-name="P55"><text:soft-page-break/>It ensures serializability strict recoverable, but it has starvation and irrecoverability.</text:p>
            </text:list-item>
          </text:list>
        </text:list-item>
        <text:list-item text:start-value="7">
          <text:p text:style-name="P33"><text:span text:style-name="Strong_20_Emphasis"><text:span text:style-name="T51">Rigorous 2-PL:</text:span></text:span></text:p>
          <text:list>
            <text:list-item text:start-value="1">
              <text:p text:style-name="P55">Basic 2PL with all locks (S/X) should be hold until commit.</text:p>
            </text:list-item>
            <text:list-item text:start-value="2">
              <text:p text:style-name="P55">Equivalent serial schedule based on the order of commit. </text:p>
            </text:list-item>
          </text:list>
        </text:list-item>
      </text:list>
      <text:p text:style-name="P9"><text:a xlink:type="simple" xlink:href="https://www.geeksforgeeks.org/timestamp-based-concurrency-control/" text:style-name="Internet_20_link" text:visited-style-name="Visited_20_Internet_20_Link"><text:span text:style-name="Strong_20_Emphasis"><text:span text:style-name="T52">Time Stamp Ordering Protocols:</text:span></text:span></text:a><text:span text:style-name="Strong_20_Emphasis"><text:span text:style-name="T50"> </text:span></text:span><text:span text:style-name="T50">Time stamp protocols assign a globally unique timestamp value to each transaction and produce the order for transaction submission. The timestamp protocol is free from deadlock, it may suffer from starvation but it ensures serializability.</text:span></text:p>
      <text:p text:style-name="P9"><text:span text:style-name="Strong_20_Emphasis"><text:span text:style-name="T51">Thomas Write Rule:</text:span></text:span><text:span text:style-name="T50"> It modify time-stamping protocol in obsolete write case, when Ti requests write (Q) if TS (Ti) &lt; WTS(Q) then roll back T. Otherwise execute successfully. Set RTS (A)= max{TS(T), RTS (A)}.</text:span></text:p>
      <text:p text:style-name="P7">Thomas write rule is View serializable, hence it guarantees consistency, but there is no guarantee of cascadeness and recoverable system because there is no restriction on wri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KaTeX Main" svg:font-family="'KaTeX Main', 'Times New Roman', serif"/>
    <style:font-face style:name="KaTeX Math" svg:font-family="'KaTeX Math'"/>
    <style:font-face style:name="Nunito" svg:font-family="Nunito,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24S</meta:editing-duration>
    <meta:editing-cycles>3</meta:editing-cycles>
    <meta:generator>OpenOffice/4.1.15$Win32 OpenOffice.org_project/4115m2$Build-9813</meta:generator>
    <dc:date>2025-01-07T01:38:28.53</dc:date>
    <meta:document-statistic meta:table-count="5" meta:image-count="1" meta:object-count="0" meta:page-count="12" meta:paragraph-count="300" meta:word-count="4454" meta:character-count="26210"/>
    <dc:creator>Shaik Basha</dc:creator>
    <meta:user-defined meta:name="Info 1"/>
    <meta:user-defined meta:name="Info 2"/>
    <meta:user-defined meta:name="Info 3"/>
    <meta:user-defined meta:name="Info 4"/>
  </office:meta>
</office:document-meta>
</file>